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3374in"/>
    </style:style>
    <style:style style:name="co9" style:family="table-column">
      <style:table-column-properties fo:break-before="auto" style:column-width="0.7417in"/>
    </style:style>
    <style:style style:name="co10" style:family="table-column">
      <style:table-column-properties fo:break-before="auto" style:column-width="0.8138in"/>
    </style:style>
    <style:style style:name="co11" style:family="table-column">
      <style:table-column-properties fo:break-before="auto" style:column-width="0.275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A.1: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fo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nclusions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system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" office:value-type="string" calcext:value-type="string">
            <text:p>Sphere</text:p>
          </table:table-cell>
          <table:table-cell table:style-name="ce3" office:value-type="string" calcext:value-type="string">
            <text:p>Avg. K</text:p>
          </table:table-cell>
          <table:table-cell table:style-name="ce5" office:value-type="string" calcext:value-type="string">
            <text:p>Avg. porosity</text:p>
          </table:table-cell>
          <table:table-cell table:style-name="ce5" office:value-type="string" calcext:value-type="string">
            <text:p>Avg. Vsolid</text:p>
          </table:table-cell>
          <table:table-cell table:style-name="ce5" office:value-type="string" calcext:value-type="string">
            <text:p>Avg. Vfluid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(cm/min)</text:p>
          </table:table-cell>
          <table:table-cell table:style-name="ce5" office:value-type="string" calcext:value-type="string">
            <text:p>(-)</text:p>
          </table:table-cell>
          <table:table-cell table:number-columns-repeated="2" table:style-name="ce5" office:value-type="string" calcext:value-type="string">
            <text:p>(cm3)</text:p>
          </table:table-cell>
          <table:table-cell table:number-columns-repeated="3" table:style-name="ce5" office:value-type="string" calcext:value-type="string">
            <text:p>(cm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5.8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62" calcext:value-type="float">
            <text:p>41.62</text:p>
          </table:table-cell>
          <table:table-cell office:value-type="float" office:value="17.05" calcext:value-type="float">
            <text:p>17.05</text:p>
          </table:table-cell>
          <table:table-cell office:value-type="float" office:value="22.5" calcext:value-type="float">
            <text:p>22.50</text:p>
          </table:table-cell>
          <table:table-cell office:value-type="float" office:value="37.5" calcext:value-type="float">
            <text:p>3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6" calcext:value-type="float">
            <text:p>1.06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97" calcext:value-type="float">
            <text:p>40.97</text:p>
          </table:table-cell>
          <table:table-cell office:value-type="float" office:value="19.28" calcext:value-type="float">
            <text:p>19.28</text:p>
          </table:table-cell>
          <table:table-cell office:value-type="float" office:value="32.5" calcext:value-type="float">
            <text:p>32.50</text:p>
          </table:table-cell>
          <table:table-cell office:value-type="float" office:value="67.5" calcext:value-type="float">
            <text:p>6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1" calcext:value-type="float">
            <text:p>9.1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72" calcext:value-type="float">
            <text:p>40.72</text:p>
          </table:table-cell>
          <table:table-cell office:value-type="float" office:value="20.78" calcext:value-type="float">
            <text:p>20.78</text:p>
          </table:table-cell>
          <table:table-cell office:value-type="float" office:value="27.5" calcext:value-type="float">
            <text:p>27.50</text:p>
          </table:table-cell>
          <table:table-cell office:value-type="float" office:value="77.5" calcext:value-type="float">
            <text:p>7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7" calcext:value-type="float">
            <text:p>8.7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2.6" calcext:value-type="float">
            <text:p>42.60</text:p>
          </table:table-cell>
          <table:table-cell office:value-type="float" office:value="18.86" calcext:value-type="float">
            <text:p>18.86</text:p>
          </table:table-cell>
          <table:table-cell table:number-columns-repeated="2" office:value-type="float" office:value="12.5" calcext:value-type="float">
            <text:p>1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0057" calcext:value-type="float">
            <text:p>5.7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2.49" calcext:value-type="float">
            <text:p>42.49</text:p>
          </table:table-cell>
          <table:table-cell office:value-type="float" office:value="18.84" calcext:value-type="float">
            <text:p>18.84</text:p>
          </table:table-cell>
          <table:table-cell office:value-type="float" office:value="37.5" calcext:value-type="float">
            <text:p>37.50</text:p>
          </table:table-cell>
          <table:table-cell office:value-type="float" office:value="22.5" calcext:value-type="float">
            <text:p>2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8" calcext:value-type="float">
            <text:p>5.8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2.57" calcext:value-type="float">
            <text:p>42.57</text:p>
          </table:table-cell>
          <table:table-cell office:value-type="float" office:value="19.48" calcext:value-type="float">
            <text:p>19.48</text:p>
          </table:table-cell>
          <table:table-cell office:value-type="float" office:value="42.5" calcext:value-type="float">
            <text:p>42.50</text:p>
          </table:table-cell>
          <table:table-cell office:value-type="float" office:value="62.5" calcext:value-type="float">
            <text:p>6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7" calcext:value-type="float">
            <text:p>1.67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1.54" calcext:value-type="float">
            <text:p>41.54</text:p>
          </table:table-cell>
          <table:table-cell office:value-type="float" office:value="21.99" calcext:value-type="float">
            <text:p>21.99</text:p>
          </table:table-cell>
          <table:table-cell office:value-type="float" office:value="22.5" calcext:value-type="float">
            <text:p>22.50</text:p>
          </table:table-cell>
          <table:table-cell office:value-type="float" office:value="77.5" calcext:value-type="float">
            <text:p>7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8" calcext:value-type="float">
            <text:p>6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13" calcext:value-type="float">
            <text:p>41.13</text:p>
          </table:table-cell>
          <table:table-cell office:value-type="float" office:value="19.8" calcext:value-type="float">
            <text:p>19.80</text:p>
          </table:table-cell>
          <table:table-cell office:value-type="float" office:value="37.5" calcext:value-type="float">
            <text:p>37.50</text:p>
          </table:table-cell>
          <table:table-cell office:value-type="float" office:value="92.5" calcext:value-type="float">
            <text:p>9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7" calcext:value-type="float">
            <text:p>6.7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1.69" calcext:value-type="float">
            <text:p>41.69</text:p>
          </table:table-cell>
          <table:table-cell office:value-type="float" office:value="18.93" calcext:value-type="float">
            <text:p>18.93</text:p>
          </table:table-cell>
          <table:table-cell office:value-type="float" office:value="17.5" calcext:value-type="float">
            <text:p>17.50</text:p>
          </table:table-cell>
          <table:table-cell table:number-columns-repeated="2"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5" calcext:value-type="float">
            <text:p>5.5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0.9" calcext:value-type="float">
            <text:p>40.90</text:p>
          </table:table-cell>
          <table:table-cell office:value-type="float" office:value="18.46" calcext:value-type="float">
            <text:p>18.46</text:p>
          </table:table-cell>
          <table:table-cell table:number-columns-repeated="2" office:value-type="float" office:value="37.5" calcext:value-type="float">
            <text:p>3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64" calcext:value-type="float">
            <text:p>2.64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25" calcext:value-type="float">
            <text:p>41.25</text:p>
          </table:table-cell>
          <table:table-cell office:value-type="float" office:value="19.4" calcext:value-type="float">
            <text:p>19.40</text:p>
          </table:table-cell>
          <table:table-cell office:value-type="float" office:value="7.5" calcext:value-type="float">
            <text:p>7.50</text:p>
          </table:table-cell>
          <table:table-cell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3" calcext:value-type="float">
            <text:p>8.3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1.49" calcext:value-type="float">
            <text:p>41.49</text:p>
          </table:table-cell>
          <table:table-cell office:value-type="float" office:value="19.28" calcext:value-type="float">
            <text:p>19.28</text:p>
          </table:table-cell>
          <table:table-cell office:value-type="float" office:value="32.5" calcext:value-type="float">
            <text:p>32.50</text:p>
          </table:table-cell>
          <table:table-cell office:value-type="float" office:value="92.5" calcext:value-type="float">
            <text:p>9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4" calcext:value-type="float">
            <text:p>9.4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1.23" calcext:value-type="float">
            <text:p>41.23</text:p>
          </table:table-cell>
          <table:table-cell office:value-type="float" office:value="20.82" calcext:value-type="float">
            <text:p>20.82</text:p>
          </table:table-cell>
          <table:table-cell office:value-type="float" office:value="17.5" calcext:value-type="float">
            <text:p>17.50</text:p>
          </table:table-cell>
          <table:table-cell office:value-type="float" office:value="92.5" calcext:value-type="float">
            <text:p>9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8" calcext:value-type="float">
            <text:p>6.8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92" calcext:value-type="float">
            <text:p>41.92</text:p>
          </table:table-cell>
          <table:table-cell office:value-type="float" office:value="16.91" calcext:value-type="float">
            <text:p>16.91</text:p>
          </table:table-cell>
          <table:table-cell office:value-type="float" office:value="42.5" calcext:value-type="float">
            <text:p>42.50</text:p>
          </table:table-cell>
          <table:table-cell office:value-type="float" office:value="72.5" calcext:value-type="float">
            <text:p>7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" calcext:value-type="float">
            <text:p>1.56E-002</text:p>
          </table:table-cell>
          <table:table-cell office:value-type="float" office:value="0.28" calcext:value-type="float">
            <text:p>0.28</text:p>
          </table:table-cell>
          <table:table-cell office:value-type="float" office:value="42.54" calcext:value-type="float">
            <text:p>42.54</text:p>
          </table:table-cell>
          <table:table-cell office:value-type="float" office:value="16.23" calcext:value-type="float">
            <text:p>16.23</text:p>
          </table:table-cell>
          <table:table-cell office:value-type="float" office:value="2.5" calcext:value-type="float">
            <text:p>2.50</text:p>
          </table:table-cell>
          <table:table-cell office:value-type="float" office:value="87.5" calcext:value-type="float">
            <text:p>8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" calcext:value-type="float">
            <text:p>5.8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.04" calcext:value-type="float">
            <text:p>41.04</text:p>
          </table:table-cell>
          <table:table-cell office:value-type="float" office:value="16.11" calcext:value-type="float">
            <text:p>16.11</text:p>
          </table:table-cell>
          <table:table-cell office:value-type="float" office:value="22.5" calcext:value-type="float">
            <text:p>22.50</text:p>
          </table:table-cell>
          <table:table-cell office:value-type="float" office:value="27.5" calcext:value-type="float">
            <text:p>2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95" calcext:value-type="float">
            <text:p>9.5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44" calcext:value-type="float">
            <text:p>41.44</text:p>
          </table:table-cell>
          <table:table-cell office:value-type="float" office:value="17.85" calcext:value-type="float">
            <text:p>17.85</text:p>
          </table:table-cell>
          <table:table-cell office:value-type="float" office:value="37.5" calcext:value-type="float">
            <text:p>37.50</text:p>
          </table:table-cell>
          <table:table-cell office:value-type="float" office:value="82.5" calcext:value-type="float">
            <text:p>8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44" calcext:value-type="float">
            <text:p>4.4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.23" calcext:value-type="float">
            <text:p>41.23</text:p>
          </table:table-cell>
          <table:table-cell office:value-type="float" office:value="16.2" calcext:value-type="float">
            <text:p>16.20</text:p>
          </table:table-cell>
          <table:table-cell office:value-type="float" office:value="17.5" calcext:value-type="float">
            <text:p>17.50</text:p>
          </table:table-cell>
          <table:table-cell office:value-type="float" office:value="52.5" calcext:value-type="float">
            <text:p>5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5" calcext:value-type="float">
            <text:p>4.5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04" calcext:value-type="float">
            <text:p>41.04</text:p>
          </table:table-cell>
          <table:table-cell office:value-type="float" office:value="16.4" calcext:value-type="float">
            <text:p>16.40</text:p>
          </table:table-cell>
          <table:table-cell office:value-type="float" office:value="47.5" calcext:value-type="float">
            <text:p>47.50</text:p>
          </table:table-cell>
          <table:table-cell office:value-type="float" office:value="52.5" calcext:value-type="float">
            <text:p>5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5" calcext:value-type="float">
            <text:p>6.50E-003</text:p>
          </table:table-cell>
          <table:table-cell office:value-type="float" office:value="0.23" calcext:value-type="float">
            <text:p>0.23</text:p>
          </table:table-cell>
          <table:table-cell office:value-type="float" office:value="40.97" calcext:value-type="float">
            <text:p>40.97</text:p>
          </table:table-cell>
          <table:table-cell office:value-type="float" office:value="12.06" calcext:value-type="float">
            <text:p>12.06</text:p>
          </table:table-cell>
          <table:table-cell office:value-type="float" office:value="12.5" calcext:value-type="float">
            <text:p>12.50</text:p>
          </table:table-cell>
          <table:table-cell office:value-type="float" office:value="42.5" calcext:value-type="float">
            <text:p>4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2" calcext:value-type="float">
            <text:p>1.22E-002</text:p>
          </table:table-cell>
          <table:table-cell office:value-type="float" office:value="0.21" calcext:value-type="float">
            <text:p>0.21</text:p>
          </table:table-cell>
          <table:table-cell office:value-type="float" office:value="40.67" calcext:value-type="float">
            <text:p>40.67</text:p>
          </table:table-cell>
          <table:table-cell office:value-type="float" office:value="10.81" calcext:value-type="float">
            <text:p>10.81</text:p>
          </table:table-cell>
          <table:table-cell office:value-type="float" office:value="2.5" calcext:value-type="float">
            <text:p>2.50</text:p>
          </table:table-cell>
          <table:table-cell office:value-type="float" office:value="32.5" calcext:value-type="float">
            <text:p>3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5" calcext:value-type="float">
            <text:p>5.5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61" calcext:value-type="float">
            <text:p>41.61</text:p>
          </table:table-cell>
          <table:table-cell office:value-type="float" office:value="17.68" calcext:value-type="float">
            <text:p>17.68</text:p>
          </table:table-cell>
          <table:table-cell office:value-type="float" office:value="22.5" calcext:value-type="float">
            <text:p>22.50</text:p>
          </table:table-cell>
          <table:table-cell office:value-type="float" office:value="72.5" calcext:value-type="float">
            <text:p>7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7.0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2.13" calcext:value-type="float">
            <text:p>42.13</text:p>
          </table:table-cell>
          <table:table-cell office:value-type="float" office:value="15.95" calcext:value-type="float">
            <text:p>15.95</text:p>
          </table:table-cell>
          <table:table-cell table:number-columns-repeated="2" office:value-type="float" office:value="32.5" calcext:value-type="float">
            <text:p>3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2.00E-003</text:p>
          </table:table-cell>
          <table:table-cell office:value-type="float" office:value="0.22" calcext:value-type="float">
            <text:p>0.22</text:p>
          </table:table-cell>
          <table:table-cell office:value-type="float" office:value="41.03" calcext:value-type="float">
            <text:p>41.03</text:p>
          </table:table-cell>
          <table:table-cell office:value-type="float" office:value="11.38" calcext:value-type="float">
            <text:p>11.38</text:p>
          </table:table-cell>
          <table:table-cell office:value-type="float" office:value="22.5" calcext:value-type="float">
            <text:p>22.50</text:p>
          </table:table-cell>
          <table:table-cell office:value-type="float" office:value="87.5" calcext:value-type="float">
            <text:p>8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9" calcext:value-type="float">
            <text:p>1.90E-003</text:p>
          </table:table-cell>
          <table:table-cell office:value-type="float" office:value="0.22" calcext:value-type="float">
            <text:p>0.22</text:p>
          </table:table-cell>
          <table:table-cell office:value-type="float" office:value="41.84" calcext:value-type="float">
            <text:p>41.84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7.5" calcext:value-type="float">
            <text:p>1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7" calcext:value-type="float">
            <text:p>6.7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0.87" calcext:value-type="float">
            <text:p>40.87</text:p>
          </table:table-cell>
          <table:table-cell office:value-type="float" office:value="15.55" calcext:value-type="float">
            <text:p>15.55</text:p>
          </table:table-cell>
          <table:table-cell office:value-type="float" office:value="32.5" calcext:value-type="float">
            <text:p>32.50</text:p>
          </table:table-cell>
          <table:table-cell office:value-type="float" office:value="82.5" calcext:value-type="float">
            <text:p>8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7" calcext:value-type="float">
            <text:p>6.7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2.61" calcext:value-type="float">
            <text:p>42.61</text:p>
          </table:table-cell>
          <table:table-cell office:value-type="float" office:value="19.5" calcext:value-type="float">
            <text:p>19.50</text:p>
          </table:table-cell>
          <table:table-cell office:value-type="float" office:value="2.5" calcext:value-type="float">
            <text:p>2.50</text:p>
          </table:table-cell>
          <table:table-cell office:value-type="float" office:value="47.5" calcext:value-type="float">
            <text:p>4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1.00E-002</text:p>
          </table:table-cell>
          <table:table-cell office:value-type="float" office:value="0.26" calcext:value-type="float">
            <text:p>0.26</text:p>
          </table:table-cell>
          <table:table-cell office:value-type="float" office:value="41.28" calcext:value-type="float">
            <text:p>41.28</text:p>
          </table:table-cell>
          <table:table-cell office:value-type="float" office:value="14.42" calcext:value-type="float">
            <text:p>14.42</text:p>
          </table:table-cell>
          <table:table-cell office:value-type="float" office:value="2.5" calcext:value-type="float">
            <text:p>2.50</text:p>
          </table:table-cell>
          <table:table-cell office:value-type="float" office:value="57.5" calcext:value-type="float">
            <text:p>5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" calcext:value-type="float">
            <text:p>3.00E-003</text:p>
          </table:table-cell>
          <table:table-cell office:value-type="float" office:value="0.22" calcext:value-type="float">
            <text:p>0.22</text:p>
          </table:table-cell>
          <table:table-cell office:value-type="float" office:value="41" calcext:value-type="float">
            <text:p>41.00</text:p>
          </table:table-cell>
          <table:table-cell office:value-type="float" office:value="11.26" calcext:value-type="float">
            <text:p>11.26</text:p>
          </table:table-cell>
          <table:table-cell office:value-type="float" office:value="22.5" calcext:value-type="float">
            <text:p>22.50</text:p>
          </table:table-cell>
          <table:table-cell office:value-type="float" office:value="62.5" calcext:value-type="float">
            <text:p>6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9" calcext:value-type="float">
            <text:p>9.9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.97" calcext:value-type="float">
            <text:p>41.97</text:p>
          </table:table-cell>
          <table:table-cell office:value-type="float" office:value="16.32" calcext:value-type="float">
            <text:p>16.32</text:p>
          </table:table-cell>
          <table:table-cell office:value-type="float" office:value="2.5" calcext:value-type="float">
            <text:p>2.50</text:p>
          </table:table-cell>
          <table:table-cell office:value-type="float" office:value="77.5" calcext:value-type="float">
            <text:p>7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7" calcext:value-type="float">
            <text:p>5.7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.46" calcext:value-type="float">
            <text:p>41.46</text:p>
          </table:table-cell>
          <table:table-cell office:value-type="float" office:value="16.27" calcext:value-type="float">
            <text:p>16.27</text:p>
          </table:table-cell>
          <table:table-cell office:value-type="float" office:value="27.5" calcext:value-type="float">
            <text:p>27.50</text:p>
          </table:table-cell>
          <table:table-cell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4" calcext:value-type="float">
            <text:p>1.94E-002</text:p>
          </table:table-cell>
          <table:table-cell office:value-type="float" office:value="0.3" calcext:value-type="float">
            <text:p>0.30</text:p>
          </table:table-cell>
          <table:table-cell office:value-type="float" office:value="40.79" calcext:value-type="float">
            <text:p>40.79</text:p>
          </table:table-cell>
          <table:table-cell office:value-type="float" office:value="17.52" calcext:value-type="float">
            <text:p>17.52</text:p>
          </table:table-cell>
          <table:table-cell office:value-type="float" office:value="12.5" calcext:value-type="float">
            <text:p>12.50</text:p>
          </table:table-cell>
          <table:table-cell office:value-type="float" office:value="32.5" calcext:value-type="float">
            <text:p>3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8" calcext:value-type="float">
            <text:p>1.58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01" calcext:value-type="float">
            <text:p>41.01</text:p>
          </table:table-cell>
          <table:table-cell office:value-type="float" office:value="19.18" calcext:value-type="float">
            <text:p>19.18</text:p>
          </table:table-cell>
          <table:table-cell office:value-type="float" office:value="7.5" calcext:value-type="float">
            <text:p>7.50</text:p>
          </table:table-cell>
          <table:table-cell office:value-type="float" office:value="12.5" calcext:value-type="float">
            <text:p>1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3" calcext:value-type="float">
            <text:p>1.30E-002</text:p>
          </table:table-cell>
          <table:table-cell office:value-type="float" office:value="0.29" calcext:value-type="float">
            <text:p>0.29</text:p>
          </table:table-cell>
          <table:table-cell office:value-type="float" office:value="42.25" calcext:value-type="float">
            <text:p>42.25</text:p>
          </table:table-cell>
          <table:table-cell office:value-type="float" office:value="17.29" calcext:value-type="float">
            <text:p>17.29</text:p>
          </table:table-cell>
          <table:table-cell office:value-type="float" office:value="47.5" calcext:value-type="float">
            <text:p>47.50</text:p>
          </table:table-cell>
          <table:table-cell office:value-type="float" office:value="22.5" calcext:value-type="float">
            <text:p>2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4" calcext:value-type="float">
            <text:p>1.64E-002</text:p>
          </table:table-cell>
          <table:table-cell office:value-type="float" office:value="0.26" calcext:value-type="float">
            <text:p>0.26</text:p>
          </table:table-cell>
          <table:table-cell office:value-type="float" office:value="41.04" calcext:value-type="float">
            <text:p>41.04</text:p>
          </table:table-cell>
          <table:table-cell office:value-type="float" office:value="14.75" calcext:value-type="float">
            <text:p>14.75</text:p>
          </table:table-cell>
          <table:table-cell office:value-type="float" office:value="7.5" calcext:value-type="float">
            <text:p>7.50</text:p>
          </table:table-cell>
          <table:table-cell office:value-type="float" office:value="72.5" calcext:value-type="float">
            <text:p>7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1" calcext:value-type="float">
            <text:p>4.10E-003</text:p>
          </table:table-cell>
          <table:table-cell office:value-type="float" office:value="0.21" calcext:value-type="float">
            <text:p>0.21</text:p>
          </table:table-cell>
          <table:table-cell office:value-type="float" office:value="40.75" calcext:value-type="float">
            <text:p>40.75</text:p>
          </table:table-cell>
          <table:table-cell office:value-type="float" office:value="10.85" calcext:value-type="float">
            <text:p>10.85</text:p>
          </table:table-cell>
          <table:table-cell office:value-type="float" office:value="12.5" calcext:value-type="float">
            <text:p>12.50</text:p>
          </table:table-cell>
          <table:table-cell office:value-type="float" office:value="87.5" calcext:value-type="float">
            <text:p>8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4" calcext:value-type="float">
            <text:p>2.14E-002</text:p>
          </table:table-cell>
          <table:table-cell office:value-type="float" office:value="0.18" calcext:value-type="float">
            <text:p>0.18</text:p>
          </table:table-cell>
          <table:table-cell office:value-type="float" office:value="41.24" calcext:value-type="float">
            <text:p>41.24</text:p>
          </table:table-cell>
          <table:table-cell office:value-type="float" office:value="9.15" calcext:value-type="float">
            <text:p>9.15</text:p>
          </table:table-cell>
          <table:table-cell office:value-type="float" office:value="22.5" calcext:value-type="float">
            <text:p>22.50</text:p>
          </table:table-cell>
          <table:table-cell office:value-type="float" office:value="47.5" calcext:value-type="float">
            <text:p>4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44" calcext:value-type="float">
            <text:p>4.4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0.92" calcext:value-type="float">
            <text:p>40.92</text:p>
          </table:table-cell>
          <table:table-cell office:value-type="float" office:value="15.29" calcext:value-type="float">
            <text:p>15.29</text:p>
          </table:table-cell>
          <table:table-cell office:value-type="float" office:value="2.5" calcext:value-type="float">
            <text:p>2.50</text:p>
          </table:table-cell>
          <table:table-cell office:value-type="float" office:value="27.5" calcext:value-type="float">
            <text:p>2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1" calcext:value-type="float">
            <text:p>1.21E-002</text:p>
          </table:table-cell>
          <table:table-cell office:value-type="float" office:value="0.2" calcext:value-type="float">
            <text:p>0.20</text:p>
          </table:table-cell>
          <table:table-cell office:value-type="float" office:value="40.72" calcext:value-type="float">
            <text:p>40.72</text:p>
          </table:table-cell>
          <table:table-cell office:value-type="float" office:value="10.33" calcext:value-type="float">
            <text:p>10.33</text:p>
          </table:table-cell>
          <table:table-cell office:value-type="float" office:value="37.5" calcext:value-type="float">
            <text:p>37.50</text:p>
          </table:table-cell>
          <table:table-cell office:value-type="float" office:value="72.5" calcext:value-type="float">
            <text:p>7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19" calcext:value-type="float">
            <text:p>1.19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95" calcext:value-type="float">
            <text:p>40.95</text:p>
          </table:table-cell>
          <table:table-cell office:value-type="float" office:value="21.7" calcext:value-type="float">
            <text:p>21.70</text:p>
          </table:table-cell>
          <table:table-cell office:value-type="float" office:value="2.5" calcext:value-type="float">
            <text:p>2.50</text:p>
          </table:table-cell>
          <table:table-cell office:value-type="float" office:value="67.5" calcext:value-type="float">
            <text:p>6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42" calcext:value-type="float">
            <text:p>2.42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8" calcext:value-type="float">
            <text:p>40.80</text:p>
          </table:table-cell>
          <table:table-cell office:value-type="float" office:value="22.04" calcext:value-type="float">
            <text:p>22.04</text:p>
          </table:table-cell>
          <table:table-cell office:value-type="float" office:value="7.5" calcext:value-type="float">
            <text:p>7.50</text:p>
          </table:table-cell>
          <table:table-cell office:value-type="float" office:value="27.5" calcext:value-type="float">
            <text:p>2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1" calcext:value-type="float">
            <text:p>1.10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0.97" calcext:value-type="float">
            <text:p>40.97</text:p>
          </table:table-cell>
          <table:table-cell office:value-type="float" office:value="20.89" calcext:value-type="float">
            <text:p>20.89</text:p>
          </table:table-cell>
          <table:table-cell office:value-type="float" office:value="17.5" calcext:value-type="float">
            <text:p>17.50</text:p>
          </table:table-cell>
          <table:table-cell office:value-type="float" office:value="32.5" calcext:value-type="float">
            <text:p>3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8" calcext:value-type="float">
            <text:p>7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96" calcext:value-type="float">
            <text:p>41.96</text:p>
          </table:table-cell>
          <table:table-cell office:value-type="float" office:value="20.79" calcext:value-type="float">
            <text:p>20.79</text:p>
          </table:table-cell>
          <table:table-cell office:value-type="float" office:value="17.5" calcext:value-type="float">
            <text:p>17.50</text:p>
          </table:table-cell>
          <table:table-cell office:value-type="float" office:value="67.5" calcext:value-type="float">
            <text:p>6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9" calcext:value-type="float">
            <text:p>1.89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0.65" calcext:value-type="float">
            <text:p>40.65</text:p>
          </table:table-cell>
          <table:table-cell office:value-type="float" office:value="22.99" calcext:value-type="float">
            <text:p>22.99</text:p>
          </table:table-cell>
          <table:table-cell office:value-type="float" office:value="2.5" calcext:value-type="float">
            <text:p>2.50</text:p>
          </table:table-cell>
          <table:table-cell office:value-type="float" office:value="27.5" calcext:value-type="float">
            <text:p>2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15" calcext:value-type="float">
            <text:p>1.15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1.66" calcext:value-type="float">
            <text:p>41.66</text:p>
          </table:table-cell>
          <table:table-cell office:value-type="float" office:value="21.35" calcext:value-type="float">
            <text:p>21.35</text:p>
          </table:table-cell>
          <table:table-cell office:value-type="float" office:value="17.5" calcext:value-type="float">
            <text:p>17.50</text:p>
          </table:table-cell>
          <table:table-cell office:value-type="float" office:value="62.5" calcext:value-type="float">
            <text:p>6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01" calcext:value-type="float">
            <text:p>1.01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0.83" calcext:value-type="float">
            <text:p>40.83</text:p>
          </table:table-cell>
          <table:table-cell office:value-type="float" office:value="21.13" calcext:value-type="float">
            <text:p>21.13</text:p>
          </table:table-cell>
          <table:table-cell office:value-type="float" office:value="22.5" calcext:value-type="float">
            <text:p>22.50</text:p>
          </table:table-cell>
          <table:table-cell office:value-type="float" office:value="92.5" calcext:value-type="float">
            <text:p>9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7" calcext:value-type="float">
            <text:p>5.7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43" calcext:value-type="float">
            <text:p>41.43</text:p>
          </table:table-cell>
          <table:table-cell office:value-type="float" office:value="18.12" calcext:value-type="float">
            <text:p>18.12</text:p>
          </table:table-cell>
          <table:table-cell office:value-type="float" office:value="2.5" calcext:value-type="float">
            <text:p>2.50</text:p>
          </table:table-cell>
          <table:table-cell office:value-type="float" office:value="42.5" calcext:value-type="float">
            <text:p>4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8" calcext:value-type="float">
            <text:p>6.8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1.05" calcext:value-type="float">
            <text:p>41.05</text:p>
          </table:table-cell>
          <table:table-cell office:value-type="float" office:value="18.31" calcext:value-type="float">
            <text:p>18.31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12" calcext:value-type="float">
            <text:p>2.12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93" calcext:value-type="float">
            <text:p>40.93</text:p>
          </table:table-cell>
          <table:table-cell office:value-type="float" office:value="22.29" calcext:value-type="float">
            <text:p>22.29</text:p>
          </table:table-cell>
          <table:table-cell office:value-type="float" office:value="17.5" calcext:value-type="float">
            <text:p>17.50</text:p>
          </table:table-cell>
          <table:table-cell office:value-type="float" office:value="37.5" calcext:value-type="float">
            <text:p>3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44" calcext:value-type="float">
            <text:p>1.44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0.98" calcext:value-type="float">
            <text:p>40.98</text:p>
          </table:table-cell>
          <table:table-cell office:value-type="float" office:value="23.26" calcext:value-type="float">
            <text:p>23.26</text:p>
          </table:table-cell>
          <table:table-cell office:value-type="float" office:value="42.5" calcext:value-type="float">
            <text:p>42.50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57" calcext:value-type="float">
            <text:p>1.57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1.14" calcext:value-type="float">
            <text:p>41.14</text:p>
          </table:table-cell>
          <table:table-cell office:value-type="float" office:value="23.33" calcext:value-type="float">
            <text:p>23.33</text:p>
          </table:table-cell>
          <table:table-cell office:value-type="float" office:value="12.5" calcext:value-type="float">
            <text:p>12.50</text:p>
          </table:table-cell>
          <table:table-cell office:value-type="float" office:value="67.5" calcext:value-type="float">
            <text:p>6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7" calcext:value-type="float">
            <text:p>9.7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1.19" calcext:value-type="float">
            <text:p>41.19</text:p>
          </table:table-cell>
          <table:table-cell office:value-type="float" office:value="19.69" calcext:value-type="float">
            <text:p>19.69</text:p>
          </table:table-cell>
          <table:table-cell office:value-type="float" office:value="12.5" calcext:value-type="float">
            <text:p>12.50</text:p>
          </table:table-cell>
          <table:table-cell office:value-type="float" office:value="22.5" calcext:value-type="float">
            <text:p>2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12" calcext:value-type="float">
            <text:p>1.12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1.24" calcext:value-type="float">
            <text:p>41.24</text:p>
          </table:table-cell>
          <table:table-cell office:value-type="float" office:value="21.48" calcext:value-type="float">
            <text:p>21.48</text:p>
          </table:table-cell>
          <table:table-cell office:value-type="float" office:value="37.5" calcext:value-type="float">
            <text:p>37.50</text:p>
          </table:table-cell>
          <table:table-cell office:value-type="float" office:value="62.5" calcext:value-type="float">
            <text:p>6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7" calcext:value-type="float">
            <text:p>8.7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87" calcext:value-type="float">
            <text:p>40.87</text:p>
          </table:table-cell>
          <table:table-cell office:value-type="float" office:value="20.12" calcext:value-type="float">
            <text:p>20.12</text:p>
          </table:table-cell>
          <table:table-cell office:value-type="float" office:value="2.5" calcext:value-type="float">
            <text:p>2.50</text:p>
          </table:table-cell>
          <table:table-cell office:value-type="float" office:value="22.5" calcext:value-type="float">
            <text:p>2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94" calcext:value-type="float">
            <text:p>9.4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2.56" calcext:value-type="float">
            <text:p>42.56</text:p>
          </table:table-cell>
          <table:table-cell office:value-type="float" office:value="21.51" calcext:value-type="float">
            <text:p>21.51</text:p>
          </table:table-cell>
          <table:table-cell office:value-type="float" office:value="32.5" calcext:value-type="float">
            <text:p>32.50</text:p>
          </table:table-cell>
          <table:table-cell office:value-type="float" office:value="52.5" calcext:value-type="float">
            <text:p>5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88" calcext:value-type="float">
            <text:p>8.8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.47" calcext:value-type="float">
            <text:p>41.47</text:p>
          </table:table-cell>
          <table:table-cell office:value-type="float" office:value="16.32" calcext:value-type="float">
            <text:p>16.32</text:p>
          </table:table-cell>
          <table:table-cell office:value-type="float" office:value="22.5" calcext:value-type="float">
            <text:p>22.50</text:p>
          </table:table-cell>
          <table:table-cell office:value-type="float" office:value="57.5" calcext:value-type="float">
            <text:p>5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07" calcext:value-type="float">
            <text:p>1.07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0.98" calcext:value-type="float">
            <text:p>40.98</text:p>
          </table:table-cell>
          <table:table-cell office:value-type="float" office:value="21.1" calcext:value-type="float">
            <text:p>21.10</text:p>
          </table:table-cell>
          <table:table-cell office:value-type="float" office:value="7.5" calcext:value-type="float">
            <text:p>7.50</text:p>
          </table:table-cell>
          <table:table-cell office:value-type="float" office:value="62.5" calcext:value-type="float">
            <text:p>6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5" calcext:value-type="float">
            <text:p>7.5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22" calcext:value-type="float">
            <text:p>41.22</text:p>
          </table:table-cell>
          <table:table-cell office:value-type="float" office:value="20" calcext:value-type="float">
            <text:p>20.00</text:p>
          </table:table-cell>
          <table:table-cell office:value-type="float" office:value="17.5" calcext:value-type="float">
            <text:p>17.50</text:p>
          </table:table-cell>
          <table:table-cell office:value-type="float" office:value="87.5" calcext:value-type="float">
            <text:p>8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7" calcext:value-type="float">
            <text:p>1.67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1.29" calcext:value-type="float">
            <text:p>41.29</text:p>
          </table:table-cell>
          <table:table-cell office:value-type="float" office:value="19.89" calcext:value-type="float">
            <text:p>19.89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9" calcext:value-type="float">
            <text:p>1.59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1.77" calcext:value-type="float">
            <text:p>41.77</text:p>
          </table:table-cell>
          <table:table-cell office:value-type="float" office:value="22.1" calcext:value-type="float">
            <text:p>22.10</text:p>
          </table:table-cell>
          <table:table-cell office:value-type="float" office:value="7.5" calcext:value-type="float">
            <text:p>7.50</text:p>
          </table:table-cell>
          <table:table-cell office:value-type="float" office:value="32.5" calcext:value-type="float">
            <text:p>3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2" calcext:value-type="float">
            <text:p>6.2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2.62" calcext:value-type="float">
            <text:p>42.62</text:p>
          </table:table-cell>
          <table:table-cell office:value-type="float" office:value="18.73" calcext:value-type="float">
            <text:p>18.73</text:p>
          </table:table-cell>
          <table:table-cell office:value-type="float" office:value="12.5" calcext:value-type="float">
            <text:p>12.50</text:p>
          </table:table-cell>
          <table:table-cell office:value-type="float" office:value="37.5" calcext:value-type="float">
            <text:p>3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4" calcext:value-type="float">
            <text:p>6.4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1.42" calcext:value-type="float">
            <text:p>41.42</text:p>
          </table:table-cell>
          <table:table-cell office:value-type="float" office:value="18.81" calcext:value-type="float">
            <text:p>18.81</text:p>
          </table:table-cell>
          <table:table-cell office:value-type="float" office:value="27.5" calcext:value-type="float">
            <text:p>27.50</text:p>
          </table:table-cell>
          <table:table-cell office:value-type="float" office:value="82.5" calcext:value-type="float">
            <text:p>8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2" calcext:value-type="float">
            <text:p>2.20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35" calcext:value-type="float">
            <text:p>41.35</text:p>
          </table:table-cell>
          <table:table-cell office:value-type="float" office:value="19.46" calcext:value-type="float">
            <text:p>19.46</text:p>
          </table:table-cell>
          <table:table-cell office:value-type="float" office:value="2.5" calcext:value-type="float">
            <text:p>2.50</text:p>
          </table:table-cell>
          <table:table-cell office:value-type="float" office:value="67.5" calcext:value-type="float">
            <text:p>6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98" calcext:value-type="float">
            <text:p>9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45" calcext:value-type="float">
            <text:p>41.45</text:p>
          </table:table-cell>
          <table:table-cell office:value-type="float" office:value="20.37" calcext:value-type="float">
            <text:p>20.37</text:p>
          </table:table-cell>
          <table:table-cell office:value-type="float" office:value="27.5" calcext:value-type="float">
            <text:p>27.50</text:p>
          </table:table-cell>
          <table:table-cell table:number-columns-repeated="2"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06" calcext:value-type="float">
            <text:p>2.06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18" calcext:value-type="float">
            <text:p>41.18</text:p>
          </table:table-cell>
          <table:table-cell office:value-type="float" office:value="19.69" calcext:value-type="float">
            <text:p>19.69</text:p>
          </table:table-cell>
          <table:table-cell office:value-type="float" office:value="47.5" calcext:value-type="float">
            <text:p>47.50</text:p>
          </table:table-cell>
          <table:table-cell office:value-type="float" office:value="87.5" calcext:value-type="float">
            <text:p>8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91" calcext:value-type="float">
            <text:p>9.1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85" calcext:value-type="float">
            <text:p>40.85</text:p>
          </table:table-cell>
          <table:table-cell office:value-type="float" office:value="21.16" calcext:value-type="float">
            <text:p>21.16</text:p>
          </table:table-cell>
          <table:table-cell office:value-type="float" office:value="27.5" calcext:value-type="float">
            <text:p>27.50</text:p>
          </table:table-cell>
          <table:table-cell office:value-type="float" office:value="57.5" calcext:value-type="float">
            <text:p>5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1" calcext:value-type="float">
            <text:p>5.10E-003</text:p>
          </table:table-cell>
          <table:table-cell office:value-type="float" office:value="0.26" calcext:value-type="float">
            <text:p>0.26</text:p>
          </table:table-cell>
          <table:table-cell office:value-type="float" office:value="41.64" calcext:value-type="float">
            <text:p>41.64</text:p>
          </table:table-cell>
          <table:table-cell office:value-type="float" office:value="14.95" calcext:value-type="float">
            <text:p>14.95</text:p>
          </table:table-cell>
          <table:table-cell office:value-type="float" office:value="47.5" calcext:value-type="float">
            <text:p>47.50</text:p>
          </table:table-cell>
          <table:table-cell office:value-type="float" office:value="72.5" calcext:value-type="float">
            <text:p>7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33" calcext:value-type="float">
            <text:p>1.33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1.23" calcext:value-type="float">
            <text:p>41.23</text:p>
          </table:table-cell>
          <table:table-cell office:value-type="float" office:value="20.41" calcext:value-type="float">
            <text:p>20.41</text:p>
          </table:table-cell>
          <table:table-cell office:value-type="float" office:value="47.5" calcext:value-type="float">
            <text:p>47.50</text:p>
          </table:table-cell>
          <table:table-cell office:value-type="float" office:value="82.5" calcext:value-type="float">
            <text:p>8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06" calcext:value-type="float">
            <text:p>1.06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2.37" calcext:value-type="float">
            <text:p>42.37</text:p>
          </table:table-cell>
          <table:table-cell office:value-type="float" office:value="20.12" calcext:value-type="float">
            <text:p>20.12</text:p>
          </table:table-cell>
          <table:table-cell office:value-type="float" office:value="12.5" calcext:value-type="float">
            <text:p>12.50</text:p>
          </table:table-cell>
          <table:table-cell office:value-type="float" office:value="47.5" calcext:value-type="float">
            <text:p>4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87" calcext:value-type="float">
            <text:p>8.7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64" calcext:value-type="float">
            <text:p>40.64</text:p>
          </table:table-cell>
          <table:table-cell office:value-type="float" office:value="20.18" calcext:value-type="float">
            <text:p>20.18</text:p>
          </table:table-cell>
          <table:table-cell office:value-type="float" office:value="37.5" calcext:value-type="float">
            <text:p>37.50</text:p>
          </table:table-cell>
          <table:table-cell table:number-columns-repeated="2"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8" calcext:value-type="float">
            <text:p>8.0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86" calcext:value-type="float">
            <text:p>40.86</text:p>
          </table:table-cell>
          <table:table-cell office:value-type="float" office:value="20.03" calcext:value-type="float">
            <text:p>20.03</text:p>
          </table:table-cell>
          <table:table-cell office:value-type="float" office:value="2.5" calcext:value-type="float">
            <text:p>2.50</text:p>
          </table:table-cell>
          <table:table-cell office:value-type="float" office:value="32.5" calcext:value-type="float">
            <text:p>3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03" calcext:value-type="float">
            <text:p>1.03E-002</text:p>
          </table:table-cell>
          <table:table-cell office:value-type="float" office:value="0.3" calcext:value-type="float">
            <text:p>0.30</text:p>
          </table:table-cell>
          <table:table-cell office:value-type="float" office:value="41.83" calcext:value-type="float">
            <text:p>41.83</text:p>
          </table:table-cell>
          <table:table-cell office:value-type="float" office:value="17.96" calcext:value-type="float">
            <text:p>17.96</text:p>
          </table:table-cell>
          <table:table-cell office:value-type="float" office:value="17.5" calcext:value-type="float">
            <text:p>17.50</text:p>
          </table:table-cell>
          <table:table-cell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23" calcext:value-type="float">
            <text:p>1.23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93" calcext:value-type="float">
            <text:p>40.93</text:p>
          </table:table-cell>
          <table:table-cell office:value-type="float" office:value="18.06" calcext:value-type="float">
            <text:p>18.06</text:p>
          </table:table-cell>
          <table:table-cell office:value-type="float" office:value="12.5" calcext:value-type="float">
            <text:p>12.50</text:p>
          </table:table-cell>
          <table:table-cell office:value-type="float" office:value="37.5" calcext:value-type="float">
            <text:p>3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87" calcext:value-type="float">
            <text:p>8.7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1.32" calcext:value-type="float">
            <text:p>41.32</text:p>
          </table:table-cell>
          <table:table-cell office:value-type="float" office:value="19.86" calcext:value-type="float">
            <text:p>19.86</text:p>
          </table:table-cell>
          <table:table-cell office:value-type="float" office:value="7.5" calcext:value-type="float">
            <text:p>7.50</text:p>
          </table:table-cell>
          <table:table-cell office:value-type="float" office:value="82.5" calcext:value-type="float">
            <text:p>8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71" calcext:value-type="float">
            <text:p>7.1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07" calcext:value-type="float">
            <text:p>41.07</text:p>
          </table:table-cell>
          <table:table-cell office:value-type="float" office:value="17.86" calcext:value-type="float">
            <text:p>17.86</text:p>
          </table:table-cell>
          <table:table-cell office:value-type="float" office:value="17.5" calcext:value-type="float">
            <text:p>17.50</text:p>
          </table:table-cell>
          <table:table-cell office:value-type="float" office:value="37.5" calcext:value-type="float">
            <text:p>3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16" calcext:value-type="float">
            <text:p>1.16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1.05" calcext:value-type="float">
            <text:p>41.05</text:p>
          </table:table-cell>
          <table:table-cell office:value-type="float" office:value="20.5" calcext:value-type="float">
            <text:p>20.50</text:p>
          </table:table-cell>
          <table:table-cell table:number-columns-repeated="2" office:value-type="float" office:value="42.5" calcext:value-type="float">
            <text:p>4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2" calcext:value-type="float">
            <text:p>1.20E-002</text:p>
          </table:table-cell>
          <table:table-cell office:value-type="float" office:value="0.3" calcext:value-type="float">
            <text:p>0.30</text:p>
          </table:table-cell>
          <table:table-cell office:value-type="float" office:value="40.56" calcext:value-type="float">
            <text:p>40.56</text:p>
          </table:table-cell>
          <table:table-cell office:value-type="float" office:value="17.2" calcext:value-type="float">
            <text:p>17.20</text:p>
          </table:table-cell>
          <table:table-cell office:value-type="float" office:value="42.5" calcext:value-type="float">
            <text:p>42.50</text:p>
          </table:table-cell>
          <table:table-cell office:value-type="float" office:value="92.5" calcext:value-type="float">
            <text:p>9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92" calcext:value-type="float">
            <text:p>9.2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2.19" calcext:value-type="float">
            <text:p>42.19</text:p>
          </table:table-cell>
          <table:table-cell office:value-type="float" office:value="16.57" calcext:value-type="float">
            <text:p>16.57</text:p>
          </table:table-cell>
          <table:table-cell office:value-type="float" office:value="27.5" calcext:value-type="float">
            <text:p>27.50</text:p>
          </table:table-cell>
          <table:table-cell office:value-type="float" office:value="72.5" calcext:value-type="float">
            <text:p>7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1" calcext:value-type="float">
            <text:p>8.1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18.46" calcext:value-type="float">
            <text:p>18.46</text:p>
          </table:table-cell>
          <table:table-cell office:value-type="float" office:value="37.5" calcext:value-type="float">
            <text:p>37.50</text:p>
          </table:table-cell>
          <table:table-cell office:value-type="float" office:value="82.5" calcext:value-type="float">
            <text:p>8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01" calcext:value-type="float">
            <text:p>1.01E-002</text:p>
          </table:table-cell>
          <table:table-cell office:value-type="float" office:value="0.3" calcext:value-type="float">
            <text:p>0.30</text:p>
          </table:table-cell>
          <table:table-cell office:value-type="float" office:value="40.65" calcext:value-type="float">
            <text:p>40.65</text:p>
          </table:table-cell>
          <table:table-cell office:value-type="float" office:value="17.35" calcext:value-type="float">
            <text:p>17.35</text:p>
          </table:table-cell>
          <table:table-cell office:value-type="float" office:value="42.5" calcext:value-type="float">
            <text:p>42.50</text:p>
          </table:table-cell>
          <table:table-cell office:value-type="float" office:value="82.5" calcext:value-type="float">
            <text:p>8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7" calcext:value-type="float">
            <text:p>7.7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1.21" calcext:value-type="float">
            <text:p>41.21</text:p>
          </table:table-cell>
          <table:table-cell office:value-type="float" office:value="18.78" calcext:value-type="float">
            <text:p>18.78</text:p>
          </table:table-cell>
          <table:table-cell office:value-type="float" office:value="7.5" calcext:value-type="float">
            <text:p>7.50</text:p>
          </table:table-cell>
          <table:table-cell office:value-type="float" office:value="82.5" calcext:value-type="float">
            <text:p>8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16" calcext:value-type="float">
            <text:p>1.16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99" calcext:value-type="float">
            <text:p>40.99</text:p>
          </table:table-cell>
          <table:table-cell office:value-type="float" office:value="19.37" calcext:value-type="float">
            <text:p>19.37</text:p>
          </table:table-cell>
          <table:table-cell office:value-type="float" office:value="17.5" calcext:value-type="float">
            <text:p>17.50</text:p>
          </table:table-cell>
          <table:table-cell office:value-type="float" office:value="12.5" calcext:value-type="float">
            <text:p>1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58" calcext:value-type="float">
            <text:p>1.58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51" calcext:value-type="float">
            <text:p>41.51</text:p>
          </table:table-cell>
          <table:table-cell office:value-type="float" office:value="19.72" calcext:value-type="float">
            <text:p>19.72</text:p>
          </table:table-cell>
          <table:table-cell office:value-type="float" office:value="27.5" calcext:value-type="float">
            <text:p>27.50</text:p>
          </table:table-cell>
          <table:table-cell office:value-type="float" office:value="62.5" calcext:value-type="float">
            <text:p>6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47" calcext:value-type="float">
            <text:p>2.47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4" calcext:value-type="float">
            <text:p>41.40</text:p>
          </table:table-cell>
          <table:table-cell office:value-type="float" office:value="19.16" calcext:value-type="float">
            <text:p>19.16</text:p>
          </table:table-cell>
          <table:table-cell office:value-type="float" office:value="12.5" calcext:value-type="float">
            <text:p>12.50</text:p>
          </table:table-cell>
          <table:table-cell office:value-type="float" office:value="27.5" calcext:value-type="float">
            <text:p>2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98" calcext:value-type="float">
            <text:p>9.8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1.32" calcext:value-type="float">
            <text:p>41.32</text:p>
          </table:table-cell>
          <table:table-cell office:value-type="float" office:value="22.38" calcext:value-type="float">
            <text:p>22.38</text:p>
          </table:table-cell>
          <table:table-cell office:value-type="float" office:value="17.5" calcext:value-type="float">
            <text:p>17.50</text:p>
          </table:table-cell>
          <table:table-cell office:value-type="float" office:value="47.5" calcext:value-type="float">
            <text:p>4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91" calcext:value-type="float">
            <text:p>9.1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78" calcext:value-type="float">
            <text:p>40.78</text:p>
          </table:table-cell>
          <table:table-cell office:value-type="float" office:value="20.26" calcext:value-type="float">
            <text:p>20.26</text:p>
          </table:table-cell>
          <table:table-cell office:value-type="float" office:value="17.5" calcext:value-type="float">
            <text:p>17.50</text:p>
          </table:table-cell>
          <table:table-cell office:value-type="float" office:value="82.5" calcext:value-type="float">
            <text:p>8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58" calcext:value-type="float">
            <text:p>1.58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0.98" calcext:value-type="float">
            <text:p>40.98</text:p>
          </table:table-cell>
          <table:table-cell office:value-type="float" office:value="22.58" calcext:value-type="float">
            <text:p>22.58</text:p>
          </table:table-cell>
          <table:table-cell office:value-type="float" office:value="12.5" calcext:value-type="float">
            <text:p>12.50</text:p>
          </table:table-cell>
          <table:table-cell office:value-type="float" office:value="77.5" calcext:value-type="float">
            <text:p>7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85" calcext:value-type="float">
            <text:p>1.85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8" calcext:value-type="float">
            <text:p>40.80</text:p>
          </table:table-cell>
          <table:table-cell office:value-type="float" office:value="21.9" calcext:value-type="float">
            <text:p>21.90</text:p>
          </table:table-cell>
          <table:table-cell office:value-type="float" office:value="32.5" calcext:value-type="float">
            <text:p>32.50</text:p>
          </table:table-cell>
          <table:table-cell office:value-type="float" office:value="22.5" calcext:value-type="float">
            <text:p>2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5" calcext:value-type="float">
            <text:p>2.05E-002</text:p>
          </table:table-cell>
          <table:table-cell office:value-type="float" office:value="0.37" calcext:value-type="float">
            <text:p>0.37</text:p>
          </table:table-cell>
          <table:table-cell office:value-type="float" office:value="40.92" calcext:value-type="float">
            <text:p>40.92</text:p>
          </table:table-cell>
          <table:table-cell office:value-type="float" office:value="24.02" calcext:value-type="float">
            <text:p>24.02</text:p>
          </table:table-cell>
          <table:table-cell office:value-type="float" office:value="12.5" calcext:value-type="float">
            <text:p>12.50</text:p>
          </table:table-cell>
          <table:table-cell office:value-type="float" office:value="52.5" calcext:value-type="float">
            <text:p>5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92" calcext:value-type="float">
            <text:p>9.2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1.17" calcext:value-type="float">
            <text:p>41.17</text:p>
          </table:table-cell>
          <table:table-cell office:value-type="float" office:value="19.24" calcext:value-type="float">
            <text:p>19.24</text:p>
          </table:table-cell>
          <table:table-cell office:value-type="float" office:value="7.5" calcext:value-type="float">
            <text:p>7.50</text:p>
          </table:table-cell>
          <table:table-cell office:value-type="float" office:value="57.5" calcext:value-type="float">
            <text:p>5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11" calcext:value-type="float">
            <text:p>1.11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81" calcext:value-type="float">
            <text:p>40.81</text:p>
          </table:table-cell>
          <table:table-cell office:value-type="float" office:value="22.22" calcext:value-type="float">
            <text:p>22.22</text:p>
          </table:table-cell>
          <table:table-cell office:value-type="float" office:value="2.5" calcext:value-type="float">
            <text:p>2.50</text:p>
          </table:table-cell>
          <table:table-cell office:value-type="float" office:value="87.5" calcext:value-type="float">
            <text:p>8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03" calcext:value-type="float">
            <text:p>1.03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1.21" calcext:value-type="float">
            <text:p>41.21</text:p>
          </table:table-cell>
          <table:table-cell office:value-type="float" office:value="20.23" calcext:value-type="float">
            <text:p>20.23</text:p>
          </table:table-cell>
          <table:table-cell office:value-type="float" office:value="12.5" calcext:value-type="float">
            <text:p>12.50</text:p>
          </table:table-cell>
          <table:table-cell office:value-type="float" office:value="62.5" calcext:value-type="float">
            <text:p>6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96" calcext:value-type="float">
            <text:p>9.6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1.51" calcext:value-type="float">
            <text:p>41.51</text:p>
          </table:table-cell>
          <table:table-cell office:value-type="float" office:value="22.56" calcext:value-type="float">
            <text:p>22.56</text:p>
          </table:table-cell>
          <table:table-cell office:value-type="float" office:value="47.5" calcext:value-type="float">
            <text:p>47.50</text:p>
          </table:table-cell>
          <table:table-cell office:value-type="float" office:value="12.5" calcext:value-type="float">
            <text:p>1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29" calcext:value-type="float">
            <text:p>2.29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74" calcext:value-type="float">
            <text:p>41.74</text:p>
          </table:table-cell>
          <table:table-cell office:value-type="float" office:value="19.92" calcext:value-type="float">
            <text:p>19.92</text:p>
          </table:table-cell>
          <table:table-cell office:value-type="float" office:value="37.5" calcext:value-type="float">
            <text:p>37.50</text:p>
          </table:table-cell>
          <table:table-cell office:value-type="float" office:value="32.5" calcext:value-type="float">
            <text:p>3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85" calcext:value-type="float">
            <text:p>8.5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1.09" calcext:value-type="float">
            <text:p>41.09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27.5" calcext:value-type="float">
            <text:p>2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48" calcext:value-type="float">
            <text:p>1.48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1.02" calcext:value-type="float">
            <text:p>41.02</text:p>
          </table:table-cell>
          <table:table-cell office:value-type="float" office:value="20.83" calcext:value-type="float">
            <text:p>20.83</text:p>
          </table:table-cell>
          <table:table-cell office:value-type="float" office:value="27.5" calcext:value-type="float">
            <text:p>27.50</text:p>
          </table:table-cell>
          <table:table-cell office:value-type="float" office:value="92.5" calcext:value-type="float">
            <text:p>9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84" calcext:value-type="float">
            <text:p>8.4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2.53" calcext:value-type="float">
            <text:p>42.53</text:p>
          </table:table-cell>
          <table:table-cell office:value-type="float" office:value="21.24" calcext:value-type="float">
            <text:p>21.24</text:p>
          </table:table-cell>
          <table:table-cell office:value-type="float" office:value="27.5" calcext:value-type="float">
            <text:p>27.50</text:p>
          </table:table-cell>
          <table:table-cell office:value-type="float" office:value="22.5" calcext:value-type="float">
            <text:p>2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7" calcext:value-type="float">
            <text:p>1.07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96" calcext:value-type="float">
            <text:p>40.96</text:p>
          </table:table-cell>
          <table:table-cell office:value-type="float" office:value="19.6" calcext:value-type="float">
            <text:p>19.60</text:p>
          </table:table-cell>
          <table:table-cell office:value-type="float" office:value="2.5" calcext:value-type="float">
            <text:p>2.50</text:p>
          </table:table-cell>
          <table:table-cell office:value-type="float" office:value="72.5" calcext:value-type="float">
            <text:p>7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8" calcext:value-type="float">
            <text:p>8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7" calcext:value-type="float">
            <text:p>41.70</text:p>
          </table:table-cell>
          <table:table-cell office:value-type="float" office:value="20.22" calcext:value-type="float">
            <text:p>20.22</text:p>
          </table:table-cell>
          <table:table-cell office:value-type="float" office:value="17.5" calcext:value-type="float">
            <text:p>17.50</text:p>
          </table:table-cell>
          <table:table-cell office:value-type="float" office:value="72.5" calcext:value-type="float">
            <text:p>7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04" calcext:value-type="float">
            <text:p>2.04E-002</text:p>
          </table:table-cell>
          <table:table-cell office:value-type="float" office:value="0.37" calcext:value-type="float">
            <text:p>0.37</text:p>
          </table:table-cell>
          <table:table-cell office:value-type="float" office:value="41.63" calcext:value-type="float">
            <text:p>41.63</text:p>
          </table:table-cell>
          <table:table-cell office:value-type="float" office:value="24.5" calcext:value-type="float">
            <text:p>24.50</text:p>
          </table:table-cell>
          <table:table-cell office:value-type="float" office:value="32.5" calcext:value-type="float">
            <text:p>32.50</text:p>
          </table:table-cell>
          <table:table-cell office:value-type="float" office:value="27.5" calcext:value-type="float">
            <text:p>2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81" calcext:value-type="float">
            <text:p>8.1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98" calcext:value-type="float">
            <text:p>40.98</text:p>
          </table:table-cell>
          <table:table-cell office:value-type="float" office:value="20.12" calcext:value-type="float">
            <text:p>20.12</text:p>
          </table:table-cell>
          <table:table-cell office:value-type="float" office:value="22.5" calcext:value-type="float">
            <text:p>22.50</text:p>
          </table:table-cell>
          <table:table-cell office:value-type="float" office:value="92.5" calcext:value-type="float">
            <text:p>9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72" calcext:value-type="float">
            <text:p>1.72E-002</text:p>
          </table:table-cell>
          <table:table-cell office:value-type="float" office:value="0.38" calcext:value-type="float">
            <text:p>0.38</text:p>
          </table:table-cell>
          <table:table-cell office:value-type="float" office:value="40.28" calcext:value-type="float">
            <text:p>40.28</text:p>
          </table:table-cell>
          <table:table-cell office:value-type="float" office:value="24.26" calcext:value-type="float">
            <text:p>24.26</text:p>
          </table:table-cell>
          <table:table-cell office:value-type="float" office:value="17.5" calcext:value-type="float">
            <text:p>17.50</text:p>
          </table:table-cell>
          <table:table-cell office:value-type="float" office:value="22.5" calcext:value-type="float">
            <text:p>2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45" calcext:value-type="float">
            <text:p>4.5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0.46" calcext:value-type="float">
            <text:p>40.46</text:p>
          </table:table-cell>
          <table:table-cell office:value-type="float" office:value="21.65" calcext:value-type="float">
            <text:p>21.65</text:p>
          </table:table-cell>
          <table:table-cell office:value-type="float" office:value="7.5" calcext:value-type="float">
            <text:p>7.50</text:p>
          </table:table-cell>
          <table:table-cell office:value-type="float" office:value="42.5" calcext:value-type="float">
            <text:p>4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38" calcext:value-type="float">
            <text:p>3.8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0.68" calcext:value-type="float">
            <text:p>40.68</text:p>
          </table:table-cell>
          <table:table-cell office:value-type="float" office:value="18.65" calcext:value-type="float">
            <text:p>18.65</text:p>
          </table:table-cell>
          <table:table-cell office:value-type="float" office:value="22.5" calcext:value-type="float">
            <text:p>22.50</text:p>
          </table:table-cell>
          <table:table-cell table:number-columns-repeated="2"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79" calcext:value-type="float">
            <text:p>7.9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1.67" calcext:value-type="float">
            <text:p>41.67</text:p>
          </table:table-cell>
          <table:table-cell office:value-type="float" office:value="18.82" calcext:value-type="float">
            <text:p>18.82</text:p>
          </table:table-cell>
          <table:table-cell office:value-type="float" office:value="32.5" calcext:value-type="float">
            <text:p>32.50</text:p>
          </table:table-cell>
          <table:table-cell office:value-type="float" office:value="77.5" calcext:value-type="float">
            <text:p>7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5" calcext:value-type="float">
            <text:p>1.65E-002</text:p>
          </table:table-cell>
          <table:table-cell office:value-type="float" office:value="0.37" calcext:value-type="float">
            <text:p>0.37</text:p>
          </table:table-cell>
          <table:table-cell office:value-type="float" office:value="40.58" calcext:value-type="float">
            <text:p>40.58</text:p>
          </table:table-cell>
          <table:table-cell office:value-type="float" office:value="23.91" calcext:value-type="float">
            <text:p>23.91</text:p>
          </table:table-cell>
          <table:table-cell office:value-type="float" office:value="32.5" calcext:value-type="float">
            <text:p>32.50</text:p>
          </table:table-cell>
          <table:table-cell office:value-type="float" office:value="87.5" calcext:value-type="float">
            <text:p>8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9" calcext:value-type="float">
            <text:p>9.0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92" calcext:value-type="float">
            <text:p>40.92</text:p>
          </table:table-cell>
          <table:table-cell office:value-type="float" office:value="20.8" calcext:value-type="float">
            <text:p>20.80</text:p>
          </table:table-cell>
          <table:table-cell office:value-type="float" office:value="17.5" calcext:value-type="float">
            <text:p>17.50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92" calcext:value-type="float">
            <text:p>1.92E-002</text:p>
          </table:table-cell>
          <table:table-cell office:value-type="float" office:value="0.37" calcext:value-type="float">
            <text:p>0.37</text:p>
          </table:table-cell>
          <table:table-cell office:value-type="float" office:value="40.69" calcext:value-type="float">
            <text:p>40.69</text:p>
          </table:table-cell>
          <table:table-cell office:value-type="float" office:value="23.82" calcext:value-type="float">
            <text:p>23.82</text:p>
          </table:table-cell>
          <table:table-cell office:value-type="float" office:value="37.5" calcext:value-type="float">
            <text:p>37.50</text:p>
          </table:table-cell>
          <table:table-cell office:value-type="float" office:value="77.5" calcext:value-type="float">
            <text:p>7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57" calcext:value-type="float">
            <text:p>1.57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91" calcext:value-type="float">
            <text:p>40.91</text:p>
          </table:table-cell>
          <table:table-cell office:value-type="float" office:value="19.02" calcext:value-type="float">
            <text:p>19.02</text:p>
          </table:table-cell>
          <table:table-cell office:value-type="float" office:value="12.5" calcext:value-type="float">
            <text:p>12.5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61" calcext:value-type="float">
            <text:p>6.1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0.82" calcext:value-type="float">
            <text:p>40.82</text:p>
          </table:table-cell>
          <table:table-cell office:value-type="float" office:value="17.77" calcext:value-type="float">
            <text:p>17.77</text:p>
          </table:table-cell>
          <table:table-cell office:value-type="float" office:value="27.5" calcext:value-type="float">
            <text:p>27.50</text:p>
          </table:table-cell>
          <table:table-cell table:number-columns-repeated="2"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07" calcext:value-type="float">
            <text:p>1.07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1.01" calcext:value-type="float">
            <text:p>41.01</text:p>
          </table:table-cell>
          <table:table-cell office:value-type="float" office:value="22.54" calcext:value-type="float">
            <text:p>22.54</text:p>
          </table:table-cell>
          <table:table-cell office:value-type="float" office:value="22.5" calcext:value-type="float">
            <text:p>22.50</text:p>
          </table:table-cell>
          <table:table-cell office:value-type="float" office:value="32.5" calcext:value-type="float">
            <text:p>3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47" calcext:value-type="float">
            <text:p>1.47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0.93" calcext:value-type="float">
            <text:p>40.93</text:p>
          </table:table-cell>
          <table:table-cell office:value-type="float" office:value="20.5" calcext:value-type="float">
            <text:p>20.50</text:p>
          </table:table-cell>
          <table:table-cell office:value-type="float" office:value="7.5" calcext:value-type="float">
            <text:p>7.50</text:p>
          </table:table-cell>
          <table:table-cell office:value-type="float" office:value="37.5" calcext:value-type="float">
            <text:p>3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8" calcext:value-type="float">
            <text:p>8.0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43" calcext:value-type="float">
            <text:p>40.43</text:p>
          </table:table-cell>
          <table:table-cell office:value-type="float" office:value="19.47" calcext:value-type="float">
            <text:p>19.47</text:p>
          </table:table-cell>
          <table:table-cell office:value-type="float" office:value="2.5" calcext:value-type="float">
            <text:p>2.50</text:p>
          </table:table-cell>
          <table:table-cell office:value-type="float" office:value="17.5" calcext:value-type="float">
            <text:p>1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29" calcext:value-type="float">
            <text:p>2.9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0.86" calcext:value-type="float">
            <text:p>40.86</text:p>
          </table:table-cell>
          <table:table-cell office:value-type="float" office:value="17.81" calcext:value-type="float">
            <text:p>17.81</text:p>
          </table:table-cell>
          <table:table-cell office:value-type="float" office:value="7.5" calcext:value-type="float">
            <text:p>7.50</text:p>
          </table:table-cell>
          <table:table-cell office:value-type="float" office:value="92.5" calcext:value-type="float">
            <text:p>9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19" calcext:value-type="float">
            <text:p>1.19E-002</text:p>
          </table:table-cell>
          <table:table-cell office:value-type="float" office:value="0.31" calcext:value-type="float">
            <text:p>0.31</text:p>
          </table:table-cell>
          <table:table-cell office:value-type="float" office:value="39.74" calcext:value-type="float">
            <text:p>39.74</text:p>
          </table:table-cell>
          <table:table-cell office:value-type="float" office:value="17.92" calcext:value-type="float">
            <text:p>17.92</text:p>
          </table:table-cell>
          <table:table-cell office:value-type="float" office:value="12.5" calcext:value-type="float">
            <text:p>12.50</text:p>
          </table:table-cell>
          <table:table-cell office:value-type="float" office:value="32.5" calcext:value-type="float">
            <text:p>3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57" calcext:value-type="float">
            <text:p>5.7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0.57" calcext:value-type="float">
            <text:p>40.57</text:p>
          </table:table-cell>
          <table:table-cell office:value-type="float" office:value="21.39" calcext:value-type="float">
            <text:p>21.39</text:p>
          </table:table-cell>
          <table:table-cell office:value-type="float" office:value="37.5" calcext:value-type="float">
            <text:p>37.50</text:p>
          </table:table-cell>
          <table:table-cell office:value-type="float" office:value="32.5" calcext:value-type="float">
            <text:p>3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21" calcext:value-type="float">
            <text:p>1.21E-002</text:p>
          </table:table-cell>
          <table:table-cell office:value-type="float" office:value="0.37" calcext:value-type="float">
            <text:p>0.37</text:p>
          </table:table-cell>
          <table:table-cell office:value-type="float" office:value="39.74" calcext:value-type="float">
            <text:p>39.74</text:p>
          </table:table-cell>
          <table:table-cell office:value-type="float" office:value="23.41" calcext:value-type="float">
            <text:p>23.41</text:p>
          </table:table-cell>
          <table:table-cell office:value-type="float" office:value="47.5" calcext:value-type="float">
            <text:p>47.50</text:p>
          </table:table-cell>
          <table:table-cell office:value-type="float" office:value="37.5" calcext:value-type="float">
            <text:p>3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16" calcext:value-type="float">
            <text:p>1.16E-002</text:p>
          </table:table-cell>
          <table:table-cell office:value-type="float" office:value="0.37" calcext:value-type="float">
            <text:p>0.37</text:p>
          </table:table-cell>
          <table:table-cell office:value-type="float" office:value="40.79" calcext:value-type="float">
            <text:p>40.79</text:p>
          </table:table-cell>
          <table:table-cell office:value-type="float" office:value="23.58" calcext:value-type="float">
            <text:p>23.58</text:p>
          </table:table-cell>
          <table:table-cell office:value-type="float" office:value="27.5" calcext:value-type="float">
            <text:p>27.50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8" calcext:value-type="float">
            <text:p>5.8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81" calcext:value-type="float">
            <text:p>40.81</text:p>
          </table:table-cell>
          <table:table-cell office:value-type="float" office:value="18.95" calcext:value-type="float">
            <text:p>18.95</text:p>
          </table:table-cell>
          <table:table-cell office:value-type="float" office:value="32.5" calcext:value-type="float">
            <text:p>32.50</text:p>
          </table:table-cell>
          <table:table-cell office:value-type="float" office:value="17.5" calcext:value-type="float">
            <text:p>1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64" calcext:value-type="float">
            <text:p>6.4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0.16" calcext:value-type="float">
            <text:p>40.16</text:p>
          </table:table-cell>
          <table:table-cell office:value-type="float" office:value="16.8" calcext:value-type="float">
            <text:p>16.80</text:p>
          </table:table-cell>
          <table:table-cell office:value-type="float" office:value="12.5" calcext:value-type="float">
            <text:p>12.50</text:p>
          </table:table-cell>
          <table:table-cell office:value-type="float" office:value="57.5" calcext:value-type="float">
            <text:p>5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4" calcext:value-type="float">
            <text:p>5.4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1.14" calcext:value-type="float">
            <text:p>41.14</text:p>
          </table:table-cell>
          <table:table-cell office:value-type="float" office:value="21.06" calcext:value-type="float">
            <text:p>21.06</text:p>
          </table:table-cell>
          <table:table-cell office:value-type="float" office:value="2.5" calcext:value-type="float">
            <text:p>2.50</text:p>
          </table:table-cell>
          <table:table-cell office:value-type="float" office:value="7.5" calcext:value-type="float">
            <text:p>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41" calcext:value-type="float">
            <text:p>4.1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0.39" calcext:value-type="float">
            <text:p>40.39</text:p>
          </table:table-cell>
          <table:table-cell office:value-type="float" office:value="15.56" calcext:value-type="float">
            <text:p>15.56</text:p>
          </table:table-cell>
          <table:table-cell office:value-type="float" office:value="12.5" calcext:value-type="float">
            <text:p>12.50</text:p>
          </table:table-cell>
          <table:table-cell office:value-type="float" office:value="77.5" calcext:value-type="float">
            <text:p>7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9" calcext:value-type="float">
            <text:p>5.9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39.96" calcext:value-type="float">
            <text:p>39.96</text:p>
          </table:table-cell>
          <table:table-cell office:value-type="float" office:value="15.59" calcext:value-type="float">
            <text:p>15.59</text:p>
          </table:table-cell>
          <table:table-cell office:value-type="float" office:value="2.5" calcext:value-type="float">
            <text:p>2.50</text:p>
          </table:table-cell>
          <table:table-cell office:value-type="float" office:value="72.5" calcext:value-type="float">
            <text:p>7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62" calcext:value-type="float">
            <text:p>6.2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0.08" calcext:value-type="float">
            <text:p>40.08</text:p>
          </table:table-cell>
          <table:table-cell office:value-type="float" office:value="21.25" calcext:value-type="float">
            <text:p>21.25</text:p>
          </table:table-cell>
          <table:table-cell table:number-columns-repeated="2" office:value-type="float" office:value="42.5" calcext:value-type="float">
            <text:p>4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7" calcext:value-type="float">
            <text:p>1.7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0.53" calcext:value-type="float">
            <text:p>40.53</text:p>
          </table:table-cell>
          <table:table-cell office:value-type="float" office:value="14.93" calcext:value-type="float">
            <text:p>14.93</text:p>
          </table:table-cell>
          <table:table-cell office:value-type="float" office:value="42.5" calcext:value-type="float">
            <text:p>42.50</text:p>
          </table:table-cell>
          <table:table-cell office:value-type="float" office:value="12.5" calcext:value-type="float">
            <text:p>1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44" calcext:value-type="float">
            <text:p>4.4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27" calcext:value-type="float">
            <text:p>40.27</text:p>
          </table:table-cell>
          <table:table-cell office:value-type="float" office:value="19" calcext:value-type="float">
            <text:p>19.00</text:p>
          </table:table-cell>
          <table:table-cell office:value-type="float" office:value="17.5" calcext:value-type="float">
            <text:p>17.50</text:p>
          </table:table-cell>
          <table:table-cell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36" calcext:value-type="float">
            <text:p>3.60E-003</text:p>
          </table:table-cell>
          <table:table-cell office:value-type="float" office:value="0.31" calcext:value-type="float">
            <text:p>0.31</text:p>
          </table:table-cell>
          <table:table-cell office:value-type="float" office:value="40.27" calcext:value-type="float">
            <text:p>40.27</text:p>
          </table:table-cell>
          <table:table-cell office:value-type="float" office:value="18.33" calcext:value-type="float">
            <text:p>18.33</text:p>
          </table:table-cell>
          <table:table-cell office:value-type="float" office:value="42.5" calcext:value-type="float">
            <text:p>42.50</text:p>
          </table:table-cell>
          <table:table-cell office:value-type="float" office:value="67.5" calcext:value-type="float">
            <text:p>6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68" calcext:value-type="float">
            <text:p>6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92" calcext:value-type="float">
            <text:p>40.92</text:p>
          </table:table-cell>
          <table:table-cell office:value-type="float" office:value="19.97" calcext:value-type="float">
            <text:p>19.97</text:p>
          </table:table-cell>
          <table:table-cell office:value-type="float" office:value="2.5" calcext:value-type="float">
            <text:p>2.50</text:p>
          </table:table-cell>
          <table:table-cell office:value-type="float" office:value="37.5" calcext:value-type="float">
            <text:p>3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85" calcext:value-type="float">
            <text:p>8.5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0.71" calcext:value-type="float">
            <text:p>40.71</text:p>
          </table:table-cell>
          <table:table-cell office:value-type="float" office:value="16.28" calcext:value-type="float">
            <text:p>16.28</text:p>
          </table:table-cell>
          <table:table-cell office:value-type="float" office:value="37.5" calcext:value-type="float">
            <text:p>37.50</text:p>
          </table:table-cell>
          <table:table-cell table:number-columns-repeated="2"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1" calcext:value-type="float">
            <text:p>1.10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1.06" calcext:value-type="float">
            <text:p>41.06</text:p>
          </table:table-cell>
          <table:table-cell office:value-type="float" office:value="18.67" calcext:value-type="float">
            <text:p>18.67</text:p>
          </table:table-cell>
          <table:table-cell office:value-type="float" office:value="32.5" calcext:value-type="float">
            <text:p>32.50</text:p>
          </table:table-cell>
          <table:table-cell office:value-type="float" office:value="7.5" calcext:value-type="float">
            <text:p>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47" calcext:value-type="float">
            <text:p>4.7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92" calcext:value-type="float">
            <text:p>40.92</text:p>
          </table:table-cell>
          <table:table-cell office:value-type="float" office:value="21.41" calcext:value-type="float">
            <text:p>21.41</text:p>
          </table:table-cell>
          <table:table-cell table:number-columns-repeated="2" office:value-type="float" office:value="37.5" calcext:value-type="float">
            <text:p>3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52" calcext:value-type="float">
            <text:p>2.52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0.28" calcext:value-type="float">
            <text:p>40.28</text:p>
          </table:table-cell>
          <table:table-cell office:value-type="float" office:value="22.23" calcext:value-type="float">
            <text:p>22.23</text:p>
          </table:table-cell>
          <table:table-cell office:value-type="float" office:value="32.5" calcext:value-type="float">
            <text:p>32.50</text:p>
          </table:table-cell>
          <table:table-cell office:value-type="float" office:value="62.5" calcext:value-type="float">
            <text:p>6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73" calcext:value-type="float">
            <text:p>7.30E-003</text:p>
          </table:table-cell>
          <table:table-cell office:value-type="float" office:value="0.26" calcext:value-type="float">
            <text:p>0.26</text:p>
          </table:table-cell>
          <table:table-cell office:value-type="float" office:value="41.71" calcext:value-type="float">
            <text:p>41.71</text:p>
          </table:table-cell>
          <table:table-cell office:value-type="float" office:value="14.63" calcext:value-type="float">
            <text:p>14.63</text:p>
          </table:table-cell>
          <table:table-cell office:value-type="float" office:value="42.5" calcext:value-type="float">
            <text:p>42.50</text:p>
          </table:table-cell>
          <table:table-cell office:value-type="float" office:value="47.5" calcext:value-type="float">
            <text:p>4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42" calcext:value-type="float">
            <text:p>4.2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16" calcext:value-type="float">
            <text:p>41.16</text:p>
          </table:table-cell>
          <table:table-cell office:value-type="float" office:value="17.82" calcext:value-type="float">
            <text:p>17.82</text:p>
          </table:table-cell>
          <table:table-cell office:value-type="float" office:value="12.5" calcext:value-type="float">
            <text:p>12.50</text:p>
          </table:table-cell>
          <table:table-cell office:value-type="float" office:value="7.5" calcext:value-type="float">
            <text:p>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96" calcext:value-type="float">
            <text:p>1.96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1.04" calcext:value-type="float">
            <text:p>41.04</text:p>
          </table:table-cell>
          <table:table-cell office:value-type="float" office:value="22" calcext:value-type="float">
            <text:p>22.00</text:p>
          </table:table-cell>
          <table:table-cell office:value-type="float" office:value="37.5" calcext:value-type="float">
            <text:p>37.50</text:p>
          </table:table-cell>
          <table:table-cell office:value-type="float" office:value="67.5" calcext:value-type="float">
            <text:p>6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" calcext:value-type="float">
            <text:p>1.00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88" calcext:value-type="float">
            <text:p>40.88</text:p>
          </table:table-cell>
          <table:table-cell office:value-type="float" office:value="19.01" calcext:value-type="float">
            <text:p>19.01</text:p>
          </table:table-cell>
          <table:table-cell office:value-type="float" office:value="42.5" calcext:value-type="float">
            <text:p>42.50</text:p>
          </table:table-cell>
          <table:table-cell office:value-type="float" office:value="22.5" calcext:value-type="float">
            <text:p>2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273" calcext:value-type="float">
            <text:p>2.73E-002</text:p>
          </table:table-cell>
          <table:table-cell office:value-type="float" office:value="0.28" calcext:value-type="float">
            <text:p>0.28</text:p>
          </table:table-cell>
          <table:table-cell office:value-type="float" office:value="41.22" calcext:value-type="float">
            <text:p>41.22</text:p>
          </table:table-cell>
          <table:table-cell office:value-type="float" office:value="15.81" calcext:value-type="float">
            <text:p>15.81</text:p>
          </table:table-cell>
          <table:table-cell office:value-type="float" office:value="37.5" calcext:value-type="float">
            <text:p>37.50</text:p>
          </table:table-cell>
          <table:table-cell office:value-type="float" office:value="77.5" calcext:value-type="float">
            <text:p>7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35" calcext:value-type="float">
            <text:p>3.5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82" calcext:value-type="float">
            <text:p>40.82</text:p>
          </table:table-cell>
          <table:table-cell office:value-type="float" office:value="20.45" calcext:value-type="float">
            <text:p>20.45</text:p>
          </table:table-cell>
          <table:table-cell office:value-type="float" office:value="2.5" calcext:value-type="float">
            <text:p>2.50</text:p>
          </table:table-cell>
          <table:table-cell office:value-type="float" office:value="62.5" calcext:value-type="float">
            <text:p>6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87" calcext:value-type="float">
            <text:p>8.7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86" calcext:value-type="float">
            <text:p>41.86</text:p>
          </table:table-cell>
          <table:table-cell office:value-type="float" office:value="17.92" calcext:value-type="float">
            <text:p>17.92</text:p>
          </table:table-cell>
          <table:table-cell office:value-type="float" office:value="22.5" calcext:value-type="float">
            <text:p>22.50</text:p>
          </table:table-cell>
          <table:table-cell office:value-type="float" office:value="82.5" calcext:value-type="float">
            <text:p>8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9" calcext:value-type="float">
            <text:p>2.9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0.73" calcext:value-type="float">
            <text:p>40.73</text:p>
          </table:table-cell>
          <table:table-cell office:value-type="float" office:value="21.67" calcext:value-type="float">
            <text:p>21.67</text:p>
          </table:table-cell>
          <table:table-cell office:value-type="float" office:value="37.5" calcext:value-type="float">
            <text:p>37.50</text:p>
          </table:table-cell>
          <table:table-cell table:number-columns-repeated="2"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36" calcext:value-type="float">
            <text:p>3.6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5" calcext:value-type="float">
            <text:p>40.50</text:p>
          </table:table-cell>
          <table:table-cell office:value-type="float" office:value="20.79" calcext:value-type="float">
            <text:p>20.79</text:p>
          </table:table-cell>
          <table:table-cell office:value-type="float" office:value="47.5" calcext:value-type="float">
            <text:p>47.50</text:p>
          </table:table-cell>
          <table:table-cell office:value-type="float" office:value="32.5" calcext:value-type="float">
            <text:p>3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8" calcext:value-type="float">
            <text:p>1.8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0.9" calcext:value-type="float">
            <text:p>40.90</text:p>
          </table:table-cell>
          <table:table-cell office:value-type="float" office:value="15.33" calcext:value-type="float">
            <text:p>15.33</text:p>
          </table:table-cell>
          <table:table-cell office:value-type="float" office:value="32.5" calcext:value-type="float">
            <text:p>32.50</text:p>
          </table:table-cell>
          <table:table-cell office:value-type="float" office:value="37.5" calcext:value-type="float">
            <text:p>3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13" calcext:value-type="float">
            <text:p>1.13E-002</text:p>
          </table:table-cell>
          <table:table-cell office:value-type="float" office:value="0.27" calcext:value-type="float">
            <text:p>0.27</text:p>
          </table:table-cell>
          <table:table-cell office:value-type="float" office:value="40.94" calcext:value-type="float">
            <text:p>40.94</text:p>
          </table:table-cell>
          <table:table-cell office:value-type="float" office:value="15.09" calcext:value-type="float">
            <text:p>15.09</text:p>
          </table:table-cell>
          <table:table-cell office:value-type="float" office:value="42.5" calcext:value-type="float">
            <text:p>42.50</text:p>
          </table:table-cell>
          <table:table-cell office:value-type="float" office:value="87.5" calcext:value-type="float">
            <text:p>8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3" calcext:value-type="float">
            <text:p>1.30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1.9" calcext:value-type="float">
            <text:p>41.90</text:p>
          </table:table-cell>
          <table:table-cell office:value-type="float" office:value="19.93" calcext:value-type="float">
            <text:p>19.93</text:p>
          </table:table-cell>
          <table:table-cell office:value-type="float" office:value="2.5" calcext:value-type="float">
            <text:p>2.50</text:p>
          </table:table-cell>
          <table:table-cell office:value-type="float" office:value="47.5" calcext:value-type="float">
            <text:p>4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27" calcext:value-type="float">
            <text:p>2.7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31" calcext:value-type="float">
            <text:p>40.31</text:p>
          </table:table-cell>
          <table:table-cell office:value-type="float" office:value="19.04" calcext:value-type="float">
            <text:p>19.04</text:p>
          </table:table-cell>
          <table:table-cell office:value-type="float" office:value="27.5" calcext:value-type="float">
            <text:p>27.50</text:p>
          </table:table-cell>
          <table:table-cell office:value-type="float" office:value="87.5" calcext:value-type="float">
            <text:p>8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42" calcext:value-type="float">
            <text:p>4.2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78" calcext:value-type="float">
            <text:p>40.78</text:p>
          </table:table-cell>
          <table:table-cell office:value-type="float" office:value="20.42" calcext:value-type="float">
            <text:p>20.42</text:p>
          </table:table-cell>
          <table:table-cell office:value-type="float" office:value="27.5" calcext:value-type="float">
            <text:p>27.50</text:p>
          </table:table-cell>
          <table:table-cell office:value-type="float" office:value="47.5" calcext:value-type="float">
            <text:p>4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24" calcext:value-type="float">
            <text:p>2.40E-003</text:p>
          </table:table-cell>
          <table:table-cell office:value-type="float" office:value="0.26" calcext:value-type="float">
            <text:p>0.26</text:p>
          </table:table-cell>
          <table:table-cell office:value-type="float" office:value="41.75" calcext:value-type="float">
            <text:p>41.75</text:p>
          </table:table-cell>
          <table:table-cell office:value-type="float" office:value="14.37" calcext:value-type="float">
            <text:p>14.37</text:p>
          </table:table-cell>
          <table:table-cell office:value-type="float" office:value="47.5" calcext:value-type="float">
            <text:p>47.50</text:p>
          </table:table-cell>
          <table:table-cell office:value-type="float" office:value="22.5" calcext:value-type="float">
            <text:p>2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68" calcext:value-type="float">
            <text:p>6.8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" calcext:value-type="float">
            <text:p>41.00</text:p>
          </table:table-cell>
          <table:table-cell office:value-type="float" office:value="20.27" calcext:value-type="float">
            <text:p>20.27</text:p>
          </table:table-cell>
          <table:table-cell office:value-type="float" office:value="22.5" calcext:value-type="float">
            <text:p>22.50</text:p>
          </table:table-cell>
          <table:table-cell office:value-type="float" office:value="52.5" calcext:value-type="float">
            <text:p>5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44" calcext:value-type="float">
            <text:p>4.4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16" calcext:value-type="float">
            <text:p>41.16</text:p>
          </table:table-cell>
          <table:table-cell office:value-type="float" office:value="16.58" calcext:value-type="float">
            <text:p>16.58</text:p>
          </table:table-cell>
          <table:table-cell office:value-type="float" office:value="47.5" calcext:value-type="float">
            <text:p>47.50</text:p>
          </table:table-cell>
          <table:table-cell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11" calcext:value-type="float">
            <text:p>1.11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1.04" calcext:value-type="float">
            <text:p>41.04</text:p>
          </table:table-cell>
          <table:table-cell office:value-type="float" office:value="21.26" calcext:value-type="float">
            <text:p>21.26</text:p>
          </table:table-cell>
          <table:table-cell office:value-type="float" office:value="47.5" calcext:value-type="float">
            <text:p>47.50</text:p>
          </table:table-cell>
          <table:table-cell office:value-type="float" office:value="82.5" calcext:value-type="float">
            <text:p>8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51" calcext:value-type="float">
            <text:p>5.1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0.75" calcext:value-type="float">
            <text:p>40.75</text:p>
          </table:table-cell>
          <table:table-cell office:value-type="float" office:value="15.59" calcext:value-type="float">
            <text:p>15.59</text:p>
          </table:table-cell>
          <table:table-cell office:value-type="float" office:value="42.5" calcext:value-type="float">
            <text:p>42.50</text:p>
          </table:table-cell>
          <table:table-cell office:value-type="float" office:value="52.5" calcext:value-type="float">
            <text:p>5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9" calcext:value-type="float">
            <text:p>1.9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0.3" calcext:value-type="float">
            <text:p>40.30</text:p>
          </table:table-cell>
          <table:table-cell office:value-type="float" office:value="14.69" calcext:value-type="float">
            <text:p>14.69</text:p>
          </table:table-cell>
          <table:table-cell office:value-type="float" office:value="2.5" calcext:value-type="float">
            <text:p>2.50</text:p>
          </table:table-cell>
          <table:table-cell office:value-type="float" office:value="82.5" calcext:value-type="float">
            <text:p>8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42" calcext:value-type="float">
            <text:p>1.42E-002</text:p>
          </table:table-cell>
          <table:table-cell office:value-type="float" office:value="0.28" calcext:value-type="float">
            <text:p>0.28</text:p>
          </table:table-cell>
          <table:table-cell office:value-type="float" office:value="40.82" calcext:value-type="float">
            <text:p>40.82</text:p>
          </table:table-cell>
          <table:table-cell office:value-type="float" office:value="16.08" calcext:value-type="float">
            <text:p>16.08</text:p>
          </table:table-cell>
          <table:table-cell office:value-type="float" office:value="32.5" calcext:value-type="float">
            <text:p>32.50</text:p>
          </table:table-cell>
          <table:table-cell office:value-type="float" office:value="57.5" calcext:value-type="float">
            <text:p>5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42" calcext:value-type="float">
            <text:p>4.2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1.61" calcext:value-type="float">
            <text:p>41.61</text:p>
          </table:table-cell>
          <table:table-cell office:value-type="float" office:value="21.16" calcext:value-type="float">
            <text:p>21.16</text:p>
          </table:table-cell>
          <table:table-cell office:value-type="float" office:value="32.5" calcext:value-type="float">
            <text:p>32.50</text:p>
          </table:table-cell>
          <table:table-cell office:value-type="float" office:value="47.5" calcext:value-type="float">
            <text:p>4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4" calcext:value-type="float">
            <text:p>4.0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94" calcext:value-type="float">
            <text:p>40.94</text:p>
          </table:table-cell>
          <table:table-cell office:value-type="float" office:value="19.46" calcext:value-type="float">
            <text:p>19.46</text:p>
          </table:table-cell>
          <table:table-cell office:value-type="float" office:value="27.5" calcext:value-type="float">
            <text:p>27.50</text:p>
          </table:table-cell>
          <table:table-cell office:value-type="float" office:value="72.5" calcext:value-type="float">
            <text:p>7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9" calcext:value-type="float">
            <text:p>2.9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1" calcext:value-type="float">
            <text:p>41.00</text:p>
          </table:table-cell>
          <table:table-cell office:value-type="float" office:value="16.03" calcext:value-type="float">
            <text:p>16.03</text:p>
          </table:table-cell>
          <table:table-cell office:value-type="float" office:value="7.5" calcext:value-type="float">
            <text:p>7.50</text:p>
          </table:table-cell>
          <table:table-cell office:value-type="float" office:value="52.5" calcext:value-type="float">
            <text:p>5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53" calcext:value-type="float">
            <text:p>5.30E-003</text:p>
          </table:table-cell>
          <table:table-cell office:value-type="float" office:value="0.23" calcext:value-type="float">
            <text:p>0.23</text:p>
          </table:table-cell>
          <table:table-cell office:value-type="float" office:value="40.92" calcext:value-type="float">
            <text:p>40.92</text:p>
          </table:table-cell>
          <table:table-cell office:value-type="float" office:value="12.08" calcext:value-type="float">
            <text:p>12.08</text:p>
          </table:table-cell>
          <table:table-cell office:value-type="float" office:value="22.5" calcext:value-type="float">
            <text:p>22.50</text:p>
          </table:table-cell>
          <table:table-cell office:value-type="float" office:value="42.5" calcext:value-type="float">
            <text:p>4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47" calcext:value-type="float">
            <text:p>4.7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86" calcext:value-type="float">
            <text:p>41.86</text:p>
          </table:table-cell>
          <table:table-cell office:value-type="float" office:value="20.37" calcext:value-type="float">
            <text:p>20.37</text:p>
          </table:table-cell>
          <table:table-cell office:value-type="float" office:value="37.5" calcext:value-type="float">
            <text:p>37.50</text:p>
          </table:table-cell>
          <table:table-cell office:value-type="float" office:value="22.5" calcext:value-type="float">
            <text:p>2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56" calcext:value-type="float">
            <text:p>5.60E-003</text:p>
          </table:table-cell>
          <table:table-cell office:value-type="float" office:value="0.28" calcext:value-type="float">
            <text:p>0.28</text:p>
          </table:table-cell>
          <table:table-cell office:value-type="float" office:value="40.74" calcext:value-type="float">
            <text:p>40.74</text:p>
          </table:table-cell>
          <table:table-cell office:value-type="float" office:value="16.06" calcext:value-type="float">
            <text:p>16.06</text:p>
          </table:table-cell>
          <table:table-cell office:value-type="float" office:value="12.5" calcext:value-type="float">
            <text:p>12.50</text:p>
          </table:table-cell>
          <table:table-cell office:value-type="float" office:value="82.5" calcext:value-type="float">
            <text:p>8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44" calcext:value-type="float">
            <text:p>4.4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07" calcext:value-type="float">
            <text:p>41.07</text:p>
          </table:table-cell>
          <table:table-cell office:value-type="float" office:value="20.14" calcext:value-type="float">
            <text:p>20.14</text:p>
          </table:table-cell>
          <table:table-cell office:value-type="float" office:value="2.5" calcext:value-type="float">
            <text:p>2.50</text:p>
          </table:table-cell>
          <table:table-cell office:value-type="float" office:value="57.5" calcext:value-type="float">
            <text:p>5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56" calcext:value-type="float">
            <text:p>5.6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0.79" calcext:value-type="float">
            <text:p>40.79</text:p>
          </table:table-cell>
          <table:table-cell office:value-type="float" office:value="16.97" calcext:value-type="float">
            <text:p>16.97</text:p>
          </table:table-cell>
          <table:table-cell office:value-type="float" office:value="32.5" calcext:value-type="float">
            <text:p>32.50</text:p>
          </table:table-cell>
          <table:table-cell office:value-type="float" office:value="67.5" calcext:value-type="float">
            <text:p>6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47" calcext:value-type="float">
            <text:p>4.70E-003</text:p>
          </table:table-cell>
          <table:table-cell office:value-type="float" office:value="0.34" calcext:value-type="float">
            <text:p>0.34</text:p>
          </table:table-cell>
          <table:table-cell office:value-type="float" office:value="40.8" calcext:value-type="float">
            <text:p>40.80</text:p>
          </table:table-cell>
          <table:table-cell office:value-type="float" office:value="21.4" calcext:value-type="float">
            <text:p>21.40</text:p>
          </table:table-cell>
          <table:table-cell office:value-type="float" office:value="27.5" calcext:value-type="float">
            <text:p>27.50</text:p>
          </table:table-cell>
          <table:table-cell office:value-type="float" office:value="17.5" calcext:value-type="float">
            <text:p>1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77" calcext:value-type="float">
            <text:p>7.70E-003</text:p>
          </table:table-cell>
          <table:table-cell office:value-type="float" office:value="0.25" calcext:value-type="float">
            <text:p>0.25</text:p>
          </table:table-cell>
          <table:table-cell office:value-type="float" office:value="41.73" calcext:value-type="float">
            <text:p>41.73</text:p>
          </table:table-cell>
          <table:table-cell office:value-type="float" office:value="14.08" calcext:value-type="float">
            <text:p>14.08</text:p>
          </table:table-cell>
          <table:table-cell office:value-type="float" office:value="7.5" calcext:value-type="float">
            <text:p>7.50</text:p>
          </table:table-cell>
          <table:table-cell office:value-type="float" office:value="77.5" calcext:value-type="float">
            <text:p>7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57" calcext:value-type="float">
            <text:p>1.57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66" calcext:value-type="float">
            <text:p>40.66</text:p>
          </table:table-cell>
          <table:table-cell office:value-type="float" office:value="17.95" calcext:value-type="float">
            <text:p>17.95</text:p>
          </table:table-cell>
          <table:table-cell office:value-type="float" office:value="22.5" calcext:value-type="float">
            <text:p>22.50</text:p>
          </table:table-cell>
          <table:table-cell office:value-type="float" office:value="67.5" calcext:value-type="float">
            <text:p>6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92" calcext:value-type="float">
            <text:p>9.20E-003</text:p>
          </table:table-cell>
          <table:table-cell office:value-type="float" office:value="0.35" calcext:value-type="float">
            <text:p>0.35</text:p>
          </table:table-cell>
          <table:table-cell office:value-type="float" office:value="40.99" calcext:value-type="float">
            <text:p>40.99</text:p>
          </table:table-cell>
          <table:table-cell office:value-type="float" office:value="22.03" calcext:value-type="float">
            <text:p>22.03</text:p>
          </table:table-cell>
          <table:table-cell office:value-type="float" office:value="37.5" calcext:value-type="float">
            <text:p>37.50</text:p>
          </table:table-cell>
          <table:table-cell office:value-type="float" office:value="47.5" calcext:value-type="float">
            <text:p>4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" calcext:value-type="float">
            <text:p>1.00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0.44" calcext:value-type="float">
            <text:p>40.44</text:p>
          </table:table-cell>
          <table:table-cell office:value-type="float" office:value="20.81" calcext:value-type="float">
            <text:p>20.81</text:p>
          </table:table-cell>
          <table:table-cell office:value-type="float" office:value="42.5" calcext:value-type="float">
            <text:p>42.50</text:p>
          </table:table-cell>
          <table:table-cell office:value-type="float" office:value="57.5" calcext:value-type="float">
            <text:p>5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73" calcext:value-type="float">
            <text:p>1.73E-002</text:p>
          </table:table-cell>
          <table:table-cell office:value-type="float" office:value="0.37" calcext:value-type="float">
            <text:p>0.37</text:p>
          </table:table-cell>
          <table:table-cell office:value-type="float" office:value="39.7" calcext:value-type="float">
            <text:p>39.70</text:p>
          </table:table-cell>
          <table:table-cell office:value-type="float" office:value="22.83" calcext:value-type="float">
            <text:p>22.83</text:p>
          </table:table-cell>
          <table:table-cell office:value-type="float" office:value="32.5" calcext:value-type="float">
            <text:p>32.50</text:p>
          </table:table-cell>
          <table:table-cell office:value-type="float" office:value="17.5" calcext:value-type="float">
            <text:p>1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2" calcext:value-type="float">
            <text:p>2.00E-003</text:p>
          </table:table-cell>
          <table:table-cell office:value-type="float" office:value="0.26" calcext:value-type="float">
            <text:p>0.26</text:p>
          </table:table-cell>
          <table:table-cell office:value-type="float" office:value="40.43" calcext:value-type="float">
            <text:p>40.43</text:p>
          </table:table-cell>
          <table:table-cell office:value-type="float" office:value="14.1" calcext:value-type="float">
            <text:p>14.10</text:p>
          </table:table-cell>
          <table:table-cell office:value-type="float" office:value="47.5" calcext:value-type="float">
            <text:p>47.50</text:p>
          </table:table-cell>
          <table:table-cell office:value-type="float" office:value="77.5" calcext:value-type="float">
            <text:p>7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76" calcext:value-type="float">
            <text:p>3.76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86" calcext:value-type="float">
            <text:p>40.86</text:p>
          </table:table-cell>
          <table:table-cell office:value-type="float" office:value="18.19" calcext:value-type="float">
            <text:p>18.19</text:p>
          </table:table-cell>
          <table:table-cell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2" calcext:value-type="float">
            <text:p>1.20E-002</text:p>
          </table:table-cell>
          <table:table-cell office:value-type="float" office:value="0.26" calcext:value-type="float">
            <text:p>0.26</text:p>
          </table:table-cell>
          <table:table-cell office:value-type="float" office:value="41.63" calcext:value-type="float">
            <text:p>41.63</text:p>
          </table:table-cell>
          <table:table-cell office:value-type="float" office:value="14.84" calcext:value-type="float">
            <text:p>14.84</text:p>
          </table:table-cell>
          <table:table-cell office:value-type="float" office:value="27.5" calcext:value-type="float">
            <text:p>27.50</text:p>
          </table:table-cell>
          <table:table-cell office:value-type="float" office:value="22.5" calcext:value-type="float">
            <text:p>2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01" calcext:value-type="float">
            <text:p>1.01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1.15" calcext:value-type="float">
            <text:p>41.15</text:p>
          </table:table-cell>
          <table:table-cell office:value-type="float" office:value="18.59" calcext:value-type="float">
            <text:p>18.59</text:p>
          </table:table-cell>
          <table:table-cell table:number-columns-repeated="2" office:value-type="float" office:value="12.5" calcext:value-type="float">
            <text:p>1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39" calcext:value-type="float">
            <text:p>3.9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12" calcext:value-type="float">
            <text:p>41.12</text:p>
          </table:table-cell>
          <table:table-cell office:value-type="float" office:value="16.72" calcext:value-type="float">
            <text:p>16.72</text:p>
          </table:table-cell>
          <table:table-cell office:value-type="float" office:value="37.5" calcext:value-type="float">
            <text:p>37.50</text:p>
          </table:table-cell>
          <table:table-cell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63" calcext:value-type="float">
            <text:p>6.3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0.59" calcext:value-type="float">
            <text:p>40.59</text:p>
          </table:table-cell>
          <table:table-cell office:value-type="float" office:value="20.25" calcext:value-type="float">
            <text:p>20.25</text:p>
          </table:table-cell>
          <table:table-cell office:value-type="float" office:value="32.5" calcext:value-type="float">
            <text:p>32.50</text:p>
          </table:table-cell>
          <table:table-cell office:value-type="float" office:value="27.5" calcext:value-type="float">
            <text:p>2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78" calcext:value-type="float">
            <text:p>3.78E-002</text:p>
          </table:table-cell>
          <table:table-cell office:value-type="float" office:value="0.3" calcext:value-type="float">
            <text:p>0.30</text:p>
          </table:table-cell>
          <table:table-cell office:value-type="float" office:value="41.02" calcext:value-type="float">
            <text:p>41.02</text:p>
          </table:table-cell>
          <table:table-cell office:value-type="float" office:value="17.77" calcext:value-type="float">
            <text:p>17.77</text:p>
          </table:table-cell>
          <table:table-cell office:value-type="float" office:value="47.5" calcext:value-type="float">
            <text:p>47.50</text:p>
          </table:table-cell>
          <table:table-cell office:value-type="float" office:value="92.5" calcext:value-type="float">
            <text:p>9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42" calcext:value-type="float">
            <text:p>4.20E-003</text:p>
          </table:table-cell>
          <table:table-cell office:value-type="float" office:value="0.27" calcext:value-type="float">
            <text:p>0.27</text:p>
          </table:table-cell>
          <table:table-cell office:value-type="float" office:value="41.1" calcext:value-type="float">
            <text:p>41.10</text:p>
          </table:table-cell>
          <table:table-cell office:value-type="float" office:value="14.87" calcext:value-type="float">
            <text:p>14.87</text:p>
          </table:table-cell>
          <table:table-cell office:value-type="float" office:value="27.5" calcext:value-type="float">
            <text:p>27.50</text:p>
          </table:table-cell>
          <table:table-cell office:value-type="float" office:value="62.5" calcext:value-type="float">
            <text:p>6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86" calcext:value-type="float">
            <text:p>8.60E-003</text:p>
          </table:table-cell>
          <table:table-cell office:value-type="float" office:value="0.33" calcext:value-type="float">
            <text:p>0.33</text:p>
          </table:table-cell>
          <table:table-cell office:value-type="float" office:value="41.84" calcext:value-type="float">
            <text:p>41.84</text:p>
          </table:table-cell>
          <table:table-cell office:value-type="float" office:value="21.07" calcext:value-type="float">
            <text:p>21.07</text:p>
          </table:table-cell>
          <table:table-cell table:number-columns-repeated="2"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77" calcext:value-type="float">
            <text:p>7.7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0.96" calcext:value-type="float">
            <text:p>40.96</text:p>
          </table:table-cell>
          <table:table-cell office:value-type="float" office:value="16.46" calcext:value-type="float">
            <text:p>16.46</text:p>
          </table:table-cell>
          <table:table-cell office:value-type="float" office:value="12.5" calcext:value-type="float">
            <text:p>12.50</text:p>
          </table:table-cell>
          <table:table-cell office:value-type="float" office:value="22.5" calcext:value-type="float">
            <text:p>2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65" calcext:value-type="float">
            <text:p>6.5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93" calcext:value-type="float">
            <text:p>40.93</text:p>
          </table:table-cell>
          <table:table-cell office:value-type="float" office:value="19.2" calcext:value-type="float">
            <text:p>19.20</text:p>
          </table:table-cell>
          <table:table-cell office:value-type="float" office:value="42.5" calcext:value-type="float">
            <text:p>42.50</text:p>
          </table:table-cell>
          <table:table-cell office:value-type="float" office:value="72.5" calcext:value-type="float">
            <text:p>7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38" calcext:value-type="float">
            <text:p>3.8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1.62" calcext:value-type="float">
            <text:p>41.62</text:p>
          </table:table-cell>
          <table:table-cell office:value-type="float" office:value="16.69" calcext:value-type="float">
            <text:p>16.69</text:p>
          </table:table-cell>
          <table:table-cell office:value-type="float" office:value="37.5" calcext:value-type="float">
            <text:p>37.50</text:p>
          </table:table-cell>
          <table:table-cell office:value-type="float" office:value="92.5" calcext:value-type="float">
            <text:p>9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68" calcext:value-type="float">
            <text:p>1.68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0.94" calcext:value-type="float">
            <text:p>40.94</text:p>
          </table:table-cell>
          <table:table-cell office:value-type="float" office:value="21.27" calcext:value-type="float">
            <text:p>21.27</text:p>
          </table:table-cell>
          <table:table-cell office:value-type="float" office:value="32.5" calcext:value-type="float">
            <text:p>32.50</text:p>
          </table:table-cell>
          <table:table-cell office:value-type="float" office:value="77.5" calcext:value-type="float">
            <text:p>7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28" calcext:value-type="float">
            <text:p>2.80E-003</text:p>
          </table:table-cell>
          <table:table-cell office:value-type="float" office:value="0.26" calcext:value-type="float">
            <text:p>0.26</text:p>
          </table:table-cell>
          <table:table-cell office:value-type="float" office:value="40.54" calcext:value-type="float">
            <text:p>40.54</text:p>
          </table:table-cell>
          <table:table-cell office:value-type="float" office:value="14.15" calcext:value-type="float">
            <text:p>14.15</text:p>
          </table:table-cell>
          <table:table-cell office:value-type="float" office:value="27.5" calcext:value-type="float">
            <text:p>27.50</text:p>
          </table:table-cell>
          <table:table-cell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216" calcext:value-type="float">
            <text:p>2.16E-002</text:p>
          </table:table-cell>
          <table:table-cell office:value-type="float" office:value="0.36" calcext:value-type="float">
            <text:p>0.36</text:p>
          </table:table-cell>
          <table:table-cell office:value-type="float" office:value="40.25" calcext:value-type="float">
            <text:p>40.25</text:p>
          </table:table-cell>
          <table:table-cell office:value-type="float" office:value="22.77" calcext:value-type="float">
            <text:p>22.77</text:p>
          </table:table-cell>
          <table:table-cell office:value-type="float" office:value="42.5" calcext:value-type="float">
            <text:p>42.50</text:p>
          </table:table-cell>
          <table:table-cell office:value-type="float" office:value="27.5" calcext:value-type="float">
            <text:p>2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46" calcext:value-type="float">
            <text:p>1.46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0.59" calcext:value-type="float">
            <text:p>40.59</text:p>
          </table:table-cell>
          <table:table-cell office:value-type="float" office:value="20.15" calcext:value-type="float">
            <text:p>20.15</text:p>
          </table:table-cell>
          <table:table-cell office:value-type="float" office:value="47.5" calcext:value-type="float">
            <text:p>47.50</text:p>
          </table:table-cell>
          <table:table-cell office:value-type="float" office:value="62.5" calcext:value-type="float">
            <text:p>6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46" calcext:value-type="float">
            <text:p>4.46E-002</text:p>
          </table:table-cell>
          <table:table-cell office:value-type="float" office:value="0.29" calcext:value-type="float">
            <text:p>0.29</text:p>
          </table:table-cell>
          <table:table-cell office:value-type="float" office:value="40.61" calcext:value-type="float">
            <text:p>40.61</text:p>
          </table:table-cell>
          <table:table-cell office:value-type="float" office:value="16.75" calcext:value-type="float">
            <text:p>16.75</text:p>
          </table:table-cell>
          <table:table-cell office:value-type="float" office:value="42.5" calcext:value-type="float">
            <text:p>42.50</text:p>
          </table:table-cell>
          <table:table-cell office:value-type="float" office:value="17.5" calcext:value-type="float">
            <text:p>1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91" calcext:value-type="float">
            <text:p>9.10E-003</text:p>
          </table:table-cell>
          <table:table-cell office:value-type="float" office:value="0.32" calcext:value-type="float">
            <text:p>0.32</text:p>
          </table:table-cell>
          <table:table-cell office:value-type="float" office:value="40.58" calcext:value-type="float">
            <text:p>40.58</text:p>
          </table:table-cell>
          <table:table-cell office:value-type="float" office:value="19.36" calcext:value-type="float">
            <text:p>19.36</text:p>
          </table:table-cell>
          <table:table-cell office:value-type="float" office:value="22.5" calcext:value-type="float">
            <text:p>22.50</text:p>
          </table:table-cell>
          <table:table-cell office:value-type="float" office:value="27.5" calcext:value-type="float">
            <text:p>2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139" calcext:value-type="float">
            <text:p>1.39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88" calcext:value-type="float">
            <text:p>40.88</text:p>
          </table:table-cell>
          <table:table-cell office:value-type="float" office:value="17.97" calcext:value-type="float">
            <text:p>17.97</text:p>
          </table:table-cell>
          <table:table-cell office:value-type="float" office:value="42.5" calcext:value-type="float">
            <text:p>42.50</text:p>
          </table:table-cell>
          <table:table-cell office:value-type="float" office:value="87.5" calcext:value-type="float">
            <text:p>8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137" calcext:value-type="float">
            <text:p>1.37E-002</text:p>
          </table:table-cell>
          <table:table-cell office:value-type="float" office:value="0.34" calcext:value-type="float">
            <text:p>0.34</text:p>
          </table:table-cell>
          <table:table-cell office:value-type="float" office:value="41" calcext:value-type="float">
            <text:p>41.00</text:p>
          </table:table-cell>
          <table:table-cell office:value-type="float" office:value="21.19" calcext:value-type="float">
            <text:p>21.19</text:p>
          </table:table-cell>
          <table:table-cell office:value-type="float" office:value="47.5" calcext:value-type="float">
            <text:p>47.50</text:p>
          </table:table-cell>
          <table:table-cell office:value-type="float" office:value="67.5" calcext:value-type="float">
            <text:p>6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29" calcext:value-type="float">
            <text:p>2.90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59" calcext:value-type="float">
            <text:p>40.59</text:p>
          </table:table-cell>
          <table:table-cell office:value-type="float" office:value="19.1" calcext:value-type="float">
            <text:p>19.10</text:p>
          </table:table-cell>
          <table:table-cell office:value-type="float" office:value="47.5" calcext:value-type="float">
            <text:p>47.50</text:p>
          </table:table-cell>
          <table:table-cell office:value-type="float" office:value="37.5" calcext:value-type="float">
            <text:p>3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57" calcext:value-type="float">
            <text:p>5.70E-003</text:p>
          </table:table-cell>
          <table:table-cell office:value-type="float" office:value="0.29" calcext:value-type="float">
            <text:p>0.29</text:p>
          </table:table-cell>
          <table:table-cell office:value-type="float" office:value="40.91" calcext:value-type="float">
            <text:p>40.91</text:p>
          </table:table-cell>
          <table:table-cell office:value-type="float" office:value="17" calcext:value-type="float">
            <text:p>17.00</text:p>
          </table:table-cell>
          <table:table-cell office:value-type="float" office:value="37.5" calcext:value-type="float">
            <text:p>37.50</text:p>
          </table:table-cell>
          <table:table-cell office:value-type="float" office:value="57.5" calcext:value-type="float">
            <text:p>5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121" calcext:value-type="float">
            <text:p>1.21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1.82" calcext:value-type="float">
            <text:p>41.82</text:p>
          </table:table-cell>
          <table:table-cell office:value-type="float" office:value="18.7" calcext:value-type="float">
            <text:p>18.70</text:p>
          </table:table-cell>
          <table:table-cell office:value-type="float" office:value="37.5" calcext:value-type="float">
            <text:p>37.50</text:p>
          </table:table-cell>
          <table:table-cell office:value-type="float" office:value="27.5" calcext:value-type="float">
            <text:p>2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129" calcext:value-type="float">
            <text:p>1.29E-002</text:p>
          </table:table-cell>
          <table:table-cell office:value-type="float" office:value="0.3" calcext:value-type="float">
            <text:p>0.30</text:p>
          </table:table-cell>
          <table:table-cell office:value-type="float" office:value="40.35" calcext:value-type="float">
            <text:p>40.35</text:p>
          </table:table-cell>
          <table:table-cell office:value-type="float" office:value="17.3" calcext:value-type="float">
            <text:p>17.30</text:p>
          </table:table-cell>
          <table:table-cell office:value-type="float" office:value="42.5" calcext:value-type="float">
            <text:p>42.50</text:p>
          </table:table-cell>
          <table:table-cell office:value-type="float" office:value="67.5" calcext:value-type="float">
            <text:p>6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209" calcext:value-type="float">
            <text:p>2.09E-002</text:p>
          </table:table-cell>
          <table:table-cell office:value-type="float" office:value="0.23" calcext:value-type="float">
            <text:p>0.23</text:p>
          </table:table-cell>
          <table:table-cell office:value-type="float" office:value="41.37" calcext:value-type="float">
            <text:p>41.37</text:p>
          </table:table-cell>
          <table:table-cell office:value-type="float" office:value="12.16" calcext:value-type="float">
            <text:p>12.16</text:p>
          </table:table-cell>
          <table:table-cell office:value-type="float" office:value="42.5" calcext:value-type="float">
            <text:p>42.50</text:p>
          </table:table-cell>
          <table:table-cell office:value-type="float" office:value="82.5" calcext:value-type="float">
            <text:p>8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48" calcext:value-type="float">
            <text:p>4.80E-003</text:p>
          </table:table-cell>
          <table:table-cell office:value-type="float" office:value="0.25" calcext:value-type="float">
            <text:p>0.25</text:p>
          </table:table-cell>
          <table:table-cell office:value-type="float" office:value="40.33" calcext:value-type="float">
            <text:p>40.33</text:p>
          </table:table-cell>
          <table:table-cell office:value-type="float" office:value="13.32" calcext:value-type="float">
            <text:p>13.32</text:p>
          </table:table-cell>
          <table:table-cell office:value-type="float" office:value="42.5" calcext:value-type="float">
            <text:p>42.50</text:p>
          </table:table-cell>
          <table:table-cell office:value-type="float" office:value="92.5" calcext:value-type="float">
            <text:p>92.50</text:p>
          </table:table-cell>
          <table:table-cell office:value-type="float" office:value="7.5" calcext:value-type="float">
            <text:p>7.5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1" calcext:value-type="float">
            <text:p>1.10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0.79" calcext:value-type="float">
            <text:p>40.79</text:p>
          </table:table-cell>
          <table:table-cell office:value-type="float" office:value="20.35" calcext:value-type="float">
            <text:p>20.35</text:p>
          </table:table-cell>
          <table:table-cell office:value-type="float" office:value="47.5" calcext:value-type="float">
            <text:p>47.50</text:p>
          </table:table-cell>
          <table:table-cell office:value-type="float" office:value="7.5" calcext:value-type="float">
            <text:p>7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72" calcext:value-type="float">
            <text:p>1.72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62" calcext:value-type="float">
            <text:p>40.62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27.5" calcext:value-type="float">
            <text:p>27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124" calcext:value-type="float">
            <text:p>1.24E-002</text:p>
          </table:table-cell>
          <table:table-cell office:value-type="float" office:value="0.35" calcext:value-type="float">
            <text:p>0.35</text:p>
          </table:table-cell>
          <table:table-cell office:value-type="float" office:value="40.71" calcext:value-type="float">
            <text:p>40.71</text:p>
          </table:table-cell>
          <table:table-cell office:value-type="float" office:value="21.73" calcext:value-type="float">
            <text:p>21.73</text:p>
          </table:table-cell>
          <table:table-cell office:value-type="float" office:value="42.5" calcext:value-type="float">
            <text:p>42.50</text:p>
          </table:table-cell>
          <table:table-cell office:value-type="float" office:value="57.5" calcext:value-type="float">
            <text:p>5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03" calcext:value-type="float">
            <text:p>4.03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0.95" calcext:value-type="float">
            <text:p>40.95</text:p>
          </table:table-cell>
          <table:table-cell office:value-type="float" office:value="18.83" calcext:value-type="float">
            <text:p>18.83</text:p>
          </table:table-cell>
          <table:table-cell office:value-type="float" office:value="7.5" calcext:value-type="float">
            <text:p>7.50</text:p>
          </table:table-cell>
          <table:table-cell office:value-type="float" office:value="67.5" calcext:value-type="float">
            <text:p>67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231" calcext:value-type="float">
            <text:p>2.31E-002</text:p>
          </table:table-cell>
          <table:table-cell office:value-type="float" office:value="0.32" calcext:value-type="float">
            <text:p>0.32</text:p>
          </table:table-cell>
          <table:table-cell office:value-type="float" office:value="40.37" calcext:value-type="float">
            <text:p>40.37</text:p>
          </table:table-cell>
          <table:table-cell office:value-type="float" office:value="18.82" calcext:value-type="float">
            <text:p>18.82</text:p>
          </table:table-cell>
          <table:table-cell office:value-type="float" office:value="47.5" calcext:value-type="float">
            <text:p>47.50</text:p>
          </table:table-cell>
          <table:table-cell office:value-type="float" office:value="72.5" calcext:value-type="float">
            <text:p>72.50</text:p>
          </table:table-cell>
          <table:table-cell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58" calcext:value-type="float">
            <text:p>5.80E-003</text:p>
          </table:table-cell>
          <table:table-cell office:value-type="float" office:value="0.24" calcext:value-type="float">
            <text:p>0.24</text:p>
          </table:table-cell>
          <table:table-cell office:value-type="float" office:value="40.73" calcext:value-type="float">
            <text:p>40.73</text:p>
          </table:table-cell>
          <table:table-cell office:value-type="float" office:value="12.84" calcext:value-type="float">
            <text:p>12.84</text:p>
          </table:table-cell>
          <table:table-cell office:value-type="float" office:value="32.5" calcext:value-type="float">
            <text:p>32.50</text:p>
          </table:table-cell>
          <table:table-cell office:value-type="float" office:value="42.5" calcext:value-type="float">
            <text:p>4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7" calcext:value-type="float">
            <text:p>7.00E-003</text:p>
          </table:table-cell>
          <table:table-cell office:value-type="float" office:value="0.3" calcext:value-type="float">
            <text:p>0.30</text:p>
          </table:table-cell>
          <table:table-cell office:value-type="float" office:value="41.72" calcext:value-type="float">
            <text:p>41.72</text:p>
          </table:table-cell>
          <table:table-cell office:value-type="float" office:value="17.99" calcext:value-type="float">
            <text:p>17.99</text:p>
          </table:table-cell>
          <table:table-cell office:value-type="float" office:value="42.5" calcext:value-type="float">
            <text:p>42.50</text:p>
          </table:table-cell>
          <table:table-cell office:value-type="float" office:value="52.5" calcext:value-type="float">
            <text:p>5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71" calcext:value-type="float">
            <text:p>7.10E-003</text:p>
          </table:table-cell>
          <table:table-cell office:value-type="float" office:value="0.23" calcext:value-type="float">
            <text:p>0.23</text:p>
          </table:table-cell>
          <table:table-cell office:value-type="float" office:value="41.05" calcext:value-type="float">
            <text:p>41.05</text:p>
          </table:table-cell>
          <table:table-cell office:value-type="float" office:value="12.32" calcext:value-type="float">
            <text:p>12.32</text:p>
          </table:table-cell>
          <table:table-cell office:value-type="float" office:value="42.5" calcext:value-type="float">
            <text:p>42.50</text:p>
          </table:table-cell>
          <table:table-cell office:value-type="float" office:value="22.5" calcext:value-type="float">
            <text:p>22.50</text:p>
          </table:table-cell>
          <table:table-cell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44" calcext:value-type="float">
            <text:p>1.44E-002</text:p>
          </table:table-cell>
          <table:table-cell office:value-type="float" office:value="0.33" calcext:value-type="float">
            <text:p>0.33</text:p>
          </table:table-cell>
          <table:table-cell office:value-type="float" office:value="40.43" calcext:value-type="float">
            <text:p>40.43</text:p>
          </table:table-cell>
          <table:table-cell office:value-type="float" office:value="19.96" calcext:value-type="float">
            <text:p>19.96</text:p>
          </table:table-cell>
          <table:table-cell office:value-type="float" office:value="47.5" calcext:value-type="float">
            <text:p>47.50</text:p>
          </table:table-cell>
          <table:table-cell table:number-columns-repeated="2" office:value-type="float" office:value="17.5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174" calcext:value-type="float">
            <text:p>1.74E-002</text:p>
          </table:table-cell>
          <table:table-cell office:value-type="float" office:value="0.31" calcext:value-type="float">
            <text:p>0.31</text:p>
          </table:table-cell>
          <table:table-cell office:value-type="float" office:value="41.16" calcext:value-type="float">
            <text:p>41.16</text:p>
          </table:table-cell>
          <table:table-cell office:value-type="float" office:value="18.74" calcext:value-type="float">
            <text:p>18.74</text:p>
          </table:table-cell>
          <table:table-cell office:value-type="float" office:value="47.5" calcext:value-type="float">
            <text:p>47.50</text:p>
          </table:table-cell>
          <table:table-cell office:value-type="float" office:value="42.5" calcext:value-type="float">
            <text:p>42.50</text:p>
          </table:table-cell>
          <table:table-cell office:value-type="float" office:value="12.5" calcext:value-type="float">
            <text:p>12.50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table:style-name="ce2"/>
        </table:table-row>
        <table:table-row table:style-name="ro1" table:number-rows-repeated="104836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number-style style:name="N123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5:46:21.463345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ogler</meta:initial-creator>
    <meta:creation-date>2011-07-18T13:28:15</meta:creation-date>
    <dc:date>2016-07-29T23:40:39.134939659</dc:date>
    <meta:editing-duration>PT11H24M32S</meta:editing-duration>
    <meta:editing-cycles>6</meta:editing-cycles>
    <meta:generator>LibreOffice/4.2.8.2$Linux_X86_64 LibreOffice_project/420m0$Build-2</meta:generator>
    <meta:document-statistic meta:table-count="3" meta:cell-count="1659" meta:object-count="0"/>
  </office:meta>
</office:document-meta>
</file>